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ee2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="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fffee2" draw:textarea-horizontal-align="left" draw:textarea-vertical-align="top" draw:auto-grow-height="false"/>
    </style:style>
    <style:style style:name="gr7" style:family="graphic" style:parent-style-name="standard">
      <style:graphic-properties draw:stroke="solid" draw:stroke-dash="Ultrafine_20_Dashed" svg:stroke-width="0cm" draw:marker-start-width="0.2cm" draw:marker-end-width="0.2cm" draw:fill="solid" draw:fill-color="#ffff99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Ultrafine_20_Dashed" svg:stroke-width="0.051cm" draw:marker-start="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1cm" draw:marker-start="Arrow" draw:marker-start-width="0.377cm" draw:marker-end="Arrow" draw:marker-end-width="0.377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e5ffe5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stroke="dash" draw:stroke-dash="Ultrafine_20_Dashed" draw:fill="solid" draw:fill-color="#ffff99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svg:stroke-color="#808080" draw:fill="solid" draw:fill-color="#e6e6e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144cm"/>
    </style:style>
    <style:style style:name="gr17" style:family="graphic" style:parent-style-name="standard">
      <style:graphic-properties draw:stroke="dash" draw:stroke-dash="Ultrafine_20_Dashed" svg:stroke-color="#808080" draw:fill="solid" draw:fill-color="#e6e6e6" draw:textarea-horizontal-align="justify" draw:textarea-vertical-align="middle" draw:auto-grow-height="false" fo:min-height="4.418cm" fo:min-width="5.724cm"/>
    </style:style>
    <style:style style:name="gr18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9" style:family="graphic" style:parent-style-name="standard">
      <style:graphic-properties draw:stroke="solid" draw:stroke-dash="Ultrafine_20_Dashed" svg:stroke-width="0.05cm" draw:marker-start-width="0.275cm" draw:marker-end-width="0.275cm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 fo:min-height="2.114cm" fo:min-width="1.128cm"/>
    </style:style>
    <style:style style:name="gr22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Ultrafine_20_Dashed" draw:fill="solid" draw:fill-color="#ffff66" draw:textarea-horizontal-align="justify" draw:textarea-vertical-align="top" draw:auto-grow-height="false" fo:min-height="1.24cm" fo:min-width="3.29cm"/>
    </style:style>
    <style:style style:name="gr24" style:family="graphic" style:parent-style-name="standard">
      <style:graphic-properties draw:fill="solid" draw:fill-color="#ff950e" draw:textarea-horizontal-align="right" draw:textarea-vertical-align="top" draw:auto-grow-height="false" fo:min-height="1.478cm" fo:min-width="2.8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cm"/>
    </style:style>
    <style:style style:name="gr27" style:family="graphic" style:parent-style-name="standard">
      <style:graphic-properties draw:fill="hatch" draw:fill-color="#5c8526" draw:fill-hatch-name="Black_20_45_20_Degrees" draw:fill-hatch-solid="true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29" style:family="graphic" style:parent-style-name="standard">
      <style:graphic-properties draw:fill="hatch" draw:fill-color="#5c8526" draw:fill-hatch-name="Black_20_-45_20_Degrees" draw:fill-hatch-solid="true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64cm"/>
    </style:style>
    <style:style style:name="gr31" style:family="graphic" style:parent-style-name="standard">
      <style:graphic-properties draw:fill="solid" draw:fill-color="#ff9966" draw:textarea-horizontal-align="justify" draw:textarea-vertical-align="top" draw:auto-grow-height="false"/>
    </style:style>
    <style:style style:name="gr32" style:family="graphic" style:parent-style-name="standard">
      <style:graphic-properties draw:fill="solid" draw:fill-color="#ff6633" draw:textarea-horizontal-align="right" draw:textarea-vertical-align="top" draw:auto-grow-height="false"/>
    </style:style>
    <style:style style:name="gr3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4" style:family="graphic" style:parent-style-name="standard">
      <style:graphic-properties draw:stroke="solid" draw:stroke-dash="Ultrafine_20_Dashed" draw:fill="solid" draw:fill-color="#ffd320" draw:textarea-horizontal-align="justify" draw:textarea-vertical-align="top" draw:auto-grow-height="false"/>
    </style:style>
    <style:style style:name="gr35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Ultrafine_20_Dashed" svg:stroke-color="#808080" draw:marker-start="" draw:marker-end="Symmetric_20_Arrow" draw:marker-end-width="0.3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43cm"/>
    </style:style>
    <style:style style:name="gr38" style:family="graphic" style:parent-style-name="objectwithoutfill">
      <style:graphic-properties svg:stroke-width="0cm" svg:stroke-color="#ff9966" draw:marker-start-width="0.2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39" style:family="graphic" style:parent-style-name="standard">
      <style:graphic-properties draw:stroke="solid" draw:stroke-dash="Ultrafine_20_Dashed" draw:fill="solid" draw:fill-color="#ff6633" draw:textarea-horizontal-align="justify" draw:textarea-vertical-align="middle" draw:auto-grow-height="false"/>
    </style:style>
    <style:style style:name="gr40" style:family="graphic" style:parent-style-name="standard">
      <style:graphic-properties draw:stroke="solid" draw:stroke-dash="Ultrafine_20_Dashed" draw:fill="solid" draw:fill-color="#ffcc99" draw:textarea-horizontal-align="justify" draw:textarea-vertical-align="middle" draw:auto-grow-height="false"/>
    </style:style>
    <style:style style:name="gr41" style:family="graphic" style:parent-style-name="objectwithoutfill">
      <style:graphic-properties svg:stroke-width="0cm" svg:stroke-color="#ff6633" draw:marker-start-width="0.2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draw:stroke="solid" draw:stroke-dash="Ultrafine_20_Dashed" draw:fill="solid" draw:fill-color="#ffcc99" draw:textarea-horizontal-align="justify" draw:textarea-vertical-align="top" draw:auto-grow-height="false"/>
    </style:style>
    <style:style style:name="gr43" style:family="graphic" style:parent-style-name="standard">
      <style:graphic-properties draw:stroke="solid" draw:stroke-dash="Ultrafine_20_Dashed" svg:stroke-width="0.05cm" draw:marker-start-width="0.275cm" draw:marker-end-width="0.275cm" draw:fill="solid" draw:fill-color="#ffff66" draw:textarea-horizontal-align="justify" draw:textarea-vertical-align="top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solid" draw:stroke-dash="Ultrafine_20_Dashed" svg:stroke-width="0cm" draw:marker-start-width="0.2cm" draw:marker-end-width="0.2cm" draw:fill="solid" draw:fill-color="#ffff66" draw:textarea-horizontal-align="justify" draw:textarea-vertical-align="middle" draw:auto-grow-height="false" fo:padding-top="0.125cm" fo:padding-bottom="0.125cm" fo:padding-left="0.25cm" fo:padding-right="0.25cm"/>
    </style:style>
    <style:style style:name="gr45" style:family="graphic" style:parent-style-name="standard">
      <style:graphic-properties draw:stroke="solid" draw:stroke-dash="Ultrafine_20_Dashed" svg:stroke-width="0cm" draw:marker-start-width="0.2cm" draw:marker-end-width="0.2cm" draw:fill="solid" draw:fill-color="#ffff66" draw:textarea-horizontal-align="justify" draw:textarea-vertical-align="top" draw:auto-grow-height="false" fo:padding-top="0.125cm" fo:padding-bottom="0.125cm" fo:padding-left="0.25cm" fo:padding-right="0.25cm"/>
    </style:style>
    <style:style style:name="gr4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7.012cm"/>
    </style:style>
    <style:style style:name="gr49" style:family="graphic" style:parent-style-name="standard">
      <style:graphic-properties svg:stroke-color="#808080" draw:fill="solid" draw:fill-color="#fafafa" draw:textarea-horizontal-align="left" draw:textarea-vertical-align="top" draw:auto-grow-height="false" fo:min-height="0cm" fo:min-width="0cm" fo:wrap-option="wrap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1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6.187cm"/>
    </style:style>
    <style:style style:name="gr52" style:family="graphic" style:parent-style-name="standard">
      <style:graphic-properties draw:stroke="solid" draw:stroke-dash="Ultrafine_20_Dashed"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950e" draw:textarea-horizontal-align="right" draw:textarea-vertical-align="top" draw:auto-grow-height="false"/>
    </style:style>
    <style:style style:name="gr54" style:family="graphic" style:parent-style-name="standard">
      <style:graphic-properties draw:fill="solid" draw:fill-color="#ffffcc" draw:textarea-horizontal-align="center" draw:textarea-vertical-align="top" draw:auto-grow-height="false" fo:min-height="0cm" fo:min-width="0cm"/>
    </style:style>
    <style:style style:name="gr55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56" style:family="graphic" style:parent-style-name="standard">
      <style:graphic-properties draw:stroke="dash" draw:stroke-dash="Ultrafine_20_Dashed" draw:fill="none" draw:fill-color="#ff9966" draw:textarea-horizontal-align="justify" draw:textarea-vertical-align="top" draw:auto-grow-height="false"/>
    </style:style>
    <style:style style:name="gr57" style:family="graphic" style:parent-style-name="objectwithoutfill">
      <style:graphic-properties svg:stroke-width="0.15cm" draw:marker-start-width="0.425cm" draw:marker-end="Arrow" draw:marker-end-width="0.525cm" draw:fill="none" draw:textarea-horizontal-align="center" draw:textarea-vertical-align="middle" fo:padding-top="0.2cm" fo:padding-bottom="0.2cm" fo:padding-left="0.325cm" fo:padding-right="0.32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3.62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3.67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3.34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7cm" fo:min-width="3.6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5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06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07cm"/>
    </style:style>
    <style:style style:name="gr65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4.36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4.523cm"/>
    </style:style>
    <style:style style:name="gr68" style:family="graphic" style:parent-style-name="standard">
      <style:graphic-properties svg:stroke-color="#808080" draw:fill="solid" draw:fill-color="#ffff66" draw:opacity="20%" draw:textarea-horizontal-align="justify" draw:textarea-vertical-align="top" draw:auto-grow-height="false" draw:shadow-opacity="20%"/>
    </style:style>
    <style:style style:name="gr69" style:family="graphic" style:parent-style-name="objectwithoutfill">
      <style:graphic-properties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0" style:family="graphic" style:parent-style-name="standard">
      <style:graphic-properties draw:fill="solid" draw:fill-color="#ff950e" draw:textarea-horizontal-align="center" draw:textarea-vertical-align="top" draw:auto-grow-height="false"/>
    </style:style>
    <style:style style:name="gr71" style:family="graphic" style:parent-style-name="standard">
      <style:graphic-properties draw:stroke="none" draw:fill="none" fo:min-height="3.181cm"/>
    </style:style>
    <style:style style:name="gr72" style:family="graphic" style:parent-style-name="standard">
      <style:graphic-properties draw:stroke="none" draw:fill="none" fo:min-height="1.95cm"/>
    </style:style>
    <style:style style:name="gr73" style:family="graphic" style:parent-style-name="standard">
      <style:graphic-properties draw:stroke="none" draw:fill="none" fo:min-height="0.395cm"/>
    </style:style>
    <style:style style:name="gr74" style:family="graphic" style:parent-style-name="objectwithoutfill">
      <style:graphic-properties draw:stroke="dash" draw:stroke-dash="Ultrafine_20_Dashed" draw:marker-start="" draw:marker-end="Arrow" draw:marker-end-width="0.15cm" draw:fill="none" draw:textarea-horizontal-align="center" draw:textarea-vertical-align="middle"/>
    </style:style>
    <style:style style:name="gr75" style:family="graphic" style:parent-style-name="objectwithoutfill">
      <style:graphic-properties svg:stroke-width="0.05cm" draw:marker-start-width="0.275cm" draw:marker-end="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none" draw:fill="none" fo:min-height="0.789cm"/>
    </style:style>
    <style:style style:name="gr77" style:family="graphic" style:parent-style-name="standard">
      <style:graphic-properties svg:stroke-color="#800000" draw:fill="solid" draw:fill-color="#800000" draw:textarea-horizontal-align="justify" draw:textarea-vertical-align="middle" draw:auto-grow-height="false"/>
    </style:style>
    <style:style style:name="gr78" style:family="graphic" style:parent-style-name="objectwithoutfill">
      <style:graphic-properties draw:stroke="dash" draw:stroke-dash="Ultrafine_20_Dashed" svg:stroke-width="0.05cm" svg:stroke-color="#008000" draw:marker-start="Arrow" draw:marker-start-width="0.225cm" draw:marker-end="Arrow" draw:marker-end-width="0.225cm" draw:fill="none" draw:textarea-horizontal-align="center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ee2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 draw:fill-color="#579d1c"/>
      <style:paragraph-properties fo:text-align="center"/>
    </style:style>
    <style:style style:name="P4" style:family="paragraph">
      <loext:graphic-properties draw:fill="solid" draw:fill-color="#ffff99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e5ffe5"/>
      <style:paragraph-properties fo:text-align="center"/>
    </style:style>
    <style:style style:name="P6" style:family="paragraph">
      <loext:graphic-properties draw:fill="solid" draw:fill-color="#aecf00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e6e6e6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ffff66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solid" draw:fill-color="#fffee2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solid" draw:fill-color="#ffff66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hatch" draw:fill-color="#5c8526" draw:fill-hatch-name="Black_20_45_20_Degrees" draw:fill-hatch-solid="true"/>
      <style:paragraph-properties fo:text-align="center"/>
    </style:style>
    <style:style style:name="P15" style:family="paragraph">
      <loext:graphic-properties draw:fill="hatch" draw:fill-color="#5c8526" draw:fill-hatch-name="Black_20_-45_20_Degrees" draw:fill-hatch-solid="true"/>
      <style:paragraph-properties fo:text-align="center"/>
    </style:style>
    <style:style style:name="P16" style:family="paragraph">
      <loext:graphic-properties draw:fill="solid" draw:fill-color="#ff9966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solid" draw:fill-color="#ff6633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ffd320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d320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="solid" draw:fill-color="#ff9966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text-properties fo:color="#808080" fo:font-size="8pt" style:font-size-asian="8pt" style:font-size-complex="8pt"/>
    </style:style>
    <style:style style:name="P24" style:family="paragraph">
      <loext:graphic-properties draw:fill="solid" draw:fill-color="#ff6633"/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="solid" draw:fill-color="#ffcc99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solid" draw:fill-color="#ffff66"/>
      <style:paragraph-properties fo:text-align="center"/>
      <style:text-properties fo:font-size="10pt" style:font-size-asian="10pt" style:font-size-complex="10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start"/>
    </style:style>
    <style:style style:name="P29" style:family="paragraph">
      <loext:graphic-properties draw:fill="solid" draw:fill-color="#fafafa"/>
      <style:paragraph-properties fo:text-align="start"/>
      <style:text-properties fo:color="#4c4c4c" fo:font-size="10.5pt" style:font-size-asian="10.5pt" style:font-size-complex="10.5pt"/>
    </style:style>
    <style:style style:name="P30" style:family="paragraph">
      <loext:graphic-properties draw:fill="solid" draw:fill-color="#ffff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none" draw:fill-color="#ff9966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none" draw:fill-color="#ffffff"/>
      <style:text-properties fo:font-size="8pt" style:font-size-asian="8pt" style:font-size-complex="8pt"/>
    </style:style>
    <style:style style:name="P33" style:family="paragraph">
      <style:paragraph-properties fo:text-align="end"/>
    </style:style>
    <style:style style:name="P34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35" style:family="paragraph">
      <loext:graphic-properties draw:fill="solid" draw:fill-color="#ffff66" draw:opacity="20%"/>
      <style:paragraph-properties fo:text-align="center"/>
      <style:text-properties fo:color="#808080" fo:font-size="12pt" style:font-size-asian="12pt" style:font-size-complex="12pt"/>
    </style:style>
    <style:style style:name="P36" style:family="paragraph">
      <loext:graphic-properties draw:fill="none"/>
      <style:text-properties style:font-name="Arial1" fo:font-size="8pt" fo:font-weight="normal" style:font-size-asian="8pt" style:font-weight-asian="normal" style:font-size-complex="8pt" style:font-weight-complex="normal"/>
    </style:style>
    <style:style style:name="P37" style:family="paragraph">
      <loext:graphic-properties draw:fill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ffff66" draw:opacity="20%"/>
      <style:paragraph-properties fo:text-align="center"/>
      <style:text-properties fo:color="#808080" fo:font-size="14pt" style:font-size-asian="14pt" style:font-size-complex="14pt"/>
    </style:style>
    <style:style style:name="P39" style:family="paragraph">
      <loext:graphic-properties draw:fill="solid" draw:fill-color="#800000"/>
      <style:paragraph-properties fo:text-align="center"/>
    </style:style>
    <style:style style:name="P40" style:family="paragraph">
      <loext:graphic-properties draw:fill="none" draw:fill-color="#ffffff"/>
      <style:text-properties fo:color="#008000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808080" fo:font-size="8pt" style:font-size-asian="8pt" style:font-size-complex="8pt"/>
    </style:style>
    <style:style style:name="T6" style:family="text">
      <style:text-properties fo:color="#4c4c4c" fo:font-size="10.5pt" style:font-size-asian="10.5pt" style:font-size-complex="10.5pt"/>
    </style:style>
    <style:style style:name="T7" style:family="text">
      <style:text-properties fo:color="#4c4c4c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808080" fo:font-size="12pt" style:font-size-asian="12pt" style:font-size-complex="12pt"/>
    </style:style>
    <style:style style:name="T15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font-name="Arial1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color="#808080" fo:font-size="14pt" style:font-size-asian="14pt" style:font-size-complex="14pt"/>
    </style:style>
    <style:style style:name="T19" style:family="text">
      <style:text-properties fo:color="#008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4cm" svg:height="6.017cm" svg:x="9.86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1.905cm" svg:height="1.905cm" svg:x="15.605cm" svg:y="2.2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3" draw:id="id3" draw:layer="layout" svg:width="1.905cm" svg:height="1.905cm" svg:x="15.605cm" svg:y="5.44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1" draw:id="id1" draw:layer="layout" svg:width="1.905cm" svg:height="1.905cm" draw:transform="rotate (-1.570796326794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86cm" svg:y2="4.643cm" draw:start-shape="id1" draw:start-glue-point="4" draw:end-shape="id2" draw:end-glue-point="3" svg:d="M6715 5763c822 0-750-1120 3145-1120" svg:viewBox="0 0 3146 1121">
          <text:p/>
        </draw:connector>
        <draw:connector draw:style-name="gr4" draw:text-style-name="P1" draw:layer="layout" draw:type="curve" svg:x1="15.605cm" svg:y1="6.398cm" svg:x2="13.7cm" svg:y2="5.444cm" draw:start-shape="id3" draw:start-glue-point="5" draw:end-shape="id2" draw:end-glue-point="4" svg:d="M15605 6398c-1429 0-477-954-1905-954" svg:viewBox="0 0 1906 955">
          <text:p/>
        </draw:connector>
        <draw:connector draw:style-name="gr5" draw:text-style-name="P1" draw:layer="layout" draw:type="curve" svg:x1="15.605cm" svg:y1="3.223cm" svg:x2="13.7cm" svg:y2="4.176cm" draw:start-shape="id4" draw:start-glue-point="5" draw:end-shape="id2" draw:end-glue-point="5" svg:d="M15605 3223c-1429 0-477 953-1905 953" svg:viewBox="0 0 1906 954">
          <text:p/>
        </draw:connector>
      </draw:page>
      <draw:page draw:name="page2" draw:style-name="dp1" draw:master-page-name="Default">
        <draw:custom-shape draw:style-name="gr6" draw:text-style-name="P2" xml:id="id6" draw:id="id6" draw:layer="layout" svg:width="5.715cm" svg:height="6.017cm" svg:x="9.25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.905cm" svg:height="1.905cm" svg:x="18.145cm" svg:y="2.27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7" draw:id="id7" draw:layer="layout" svg:width="1.905cm" svg:height="1.905cm" svg:x="18.145cm" svg:y="5.445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5" draw:id="id5" draw:layer="layout" svg:width="1.905cm" svg:height="1.905cm" draw:transform="rotate (-1.5707963267949) translate (6.715cm 4.81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-1.025cm" svg:x1="6.715cm" svg:y1="5.763cm" svg:x2="9.255cm" svg:y2="4.643cm" draw:start-shape="id5" draw:start-glue-point="4" draw:end-shape="id6" draw:end-glue-point="3" svg:d="M6715 5763c367 0-902-1120 2540-1120" svg:viewBox="0 0 2541 1121">
          <text:p/>
        </draw:connector>
        <draw:connector draw:style-name="gr4" draw:text-style-name="P1" draw:layer="layout" draw:type="curve" svg:x1="18.145cm" svg:y1="6.398cm" svg:x2="14.969cm" svg:y2="5.444cm" draw:start-shape="id7" draw:start-glue-point="5" draw:end-shape="id6" draw:end-glue-point="4" svg:d="M18145 6398c-2382 0-794-954-3176-954" svg:viewBox="0 0 3177 955">
          <text:p/>
        </draw:connector>
        <draw:connector draw:style-name="gr5" draw:text-style-name="P1" draw:layer="layout" draw:type="curve" svg:x1="18.145cm" svg:y1="3.223cm" svg:x2="14.969cm" svg:y2="4.176cm" draw:start-shape="id8" draw:start-glue-point="5" draw:end-shape="id6" draw:end-glue-point="5" svg:d="M18145 3223c-2382 0-794 953-3176 953" svg:viewBox="0 0 3177 954">
          <text:p/>
        </draw:connector>
        <draw:custom-shape draw:style-name="gr7" draw:text-style-name="P4" xml:id="id9" draw:id="id9" draw:layer="layout" svg:width="1.905cm" svg:height="1.27cm" svg:x="10.525cm" svg:y="4.008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9.255cm" svg:y1="4.643cm" svg:x2="10.525cm" svg:y2="4.643cm" draw:start-shape="id6" draw:start-glue-point="3" draw:end-shape="id9" draw:end-glue-point="3" svg:d="M9255 4643h1270" svg:viewBox="0 0 1271 1">
          <text:p/>
        </draw:connector>
        <draw:connector draw:style-name="gr8" draw:text-style-name="P1" draw:layer="layout" draw:type="curve" draw:line-skew="-1.861cm" svg:x1="12.43cm" svg:y1="4.643cm" svg:x2="14.969cm" svg:y2="5.444cm" draw:start-shape="id9" draw:start-glue-point="1" draw:end-shape="id6" draw:end-glue-point="4" svg:d="M12430 4643c1768 0 499 801 2539 801" svg:viewBox="0 0 2540 802">
          <text:p/>
        </draw:connector>
        <draw:connector draw:style-name="gr9" draw:text-style-name="P1" draw:layer="layout" draw:type="curve" draw:line-skew="-1.861cm" svg:x1="12.43cm" svg:y1="4.643cm" svg:x2="14.969cm" svg:y2="4.176cm" draw:start-shape="id9" draw:end-shape="id6" draw:end-glue-point="5" svg:d="M12430 4643c1768 0 499-467 2539-467" svg:viewBox="0 0 2540 468">
          <text:p/>
        </draw:connector>
      </draw:page>
      <draw:page draw:name="page3" draw:style-name="dp1" draw:master-page-name="Default">
        <draw:custom-shape draw:style-name="gr6" draw:text-style-name="P2" draw:layer="layout" svg:width="9.525cm" svg:height="6.35cm" svg:x="6.715cm" svg:y="1.635cm">
          <draw:glue-point draw:id="4" svg:x="5cm" svg:y="1.332cm"/>
          <draw:glue-point draw:id="5" svg:x="5cm" svg:y="-0.777cm"/>
          <text:p text:style-name="P1"><text:span text:style-name="T1">mid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3.81cm" svg:height="3.81cm" svg:x="16.875cm" svg:y="4.8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5" draw:layer="layout" svg:width="5.715cm" svg:height="4.445cm" draw:transform="rotate (-1.5707963267949) translate (6.08cm 3.5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4.175cm" svg:y1="6.579cm" svg:x2="7.985cm" svg:y2="6.579cm" draw:start-shape="id10" draw:start-glue-point="1" draw:end-shape="id11" draw:end-glue-point="3" svg:d="M4175 6579h3810" svg:viewBox="0 0 3811 1">
          <text:p/>
        </draw:connector>
        <draw:connector draw:style-name="gr5" draw:text-style-name="P1" draw:layer="layout" draw:type="curve" svg:x1="18.145cm" svg:y1="6.579cm" svg:x2="14.97cm" svg:y2="6.579cm" draw:start-shape="id12" draw:start-glue-point="3" draw:end-shape="id13" draw:end-glue-point="1" svg:d="M18145 6579h-3175" svg:viewBox="0 0 3176 1">
          <text:p/>
        </draw:connector>
        <draw:custom-shape draw:style-name="gr11" draw:text-style-name="P6" xml:id="id10" draw:id="id10" draw:layer="layout" svg:width="2.298cm" svg:height="1.27cm" svg:x="1.877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2" draw:id="id12" draw:layer="layout" svg:width="1.905cm" svg:height="1.27cm" svg:x="18.145cm" svg:y="5.94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1" draw:id="id11" draw:layer="layout" svg:width="2.54cm" svg:height="1.27cm" svg:x="7.985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3" draw:id="id13" draw:layer="layout" svg:width="2.54cm" svg:height="1.27cm" svg:x="12.43cm" svg:y="5.94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4" draw:id="id14" draw:layer="layout" svg:width="1.905cm" svg:height="2.54cm" svg:x="10.525cm" svg:y="2.27cm"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255cm" svg:y1="5.944cm" svg:x2="10.525cm" svg:y2="3.54cm" draw:start-shape="id11" draw:start-glue-point="0" draw:end-shape="id14" draw:end-glue-point="3" svg:d="M9255 5944c0-1603 423-2404 1270-2404" svg:viewBox="0 0 1271 2405">
          <text:p/>
        </draw:connector>
        <draw:connector draw:style-name="gr5" draw:text-style-name="P1" draw:layer="layout" draw:type="curve" svg:x1="13.7cm" svg:y1="5.944cm" svg:x2="12.43cm" svg:y2="3.54cm" draw:start-shape="id13" draw:start-glue-point="0" draw:end-shape="id14" draw:end-glue-point="1" svg:d="M13700 5944c0-1603-423-2404-1270-2404" svg:viewBox="0 0 1271 2405">
          <text:p/>
        </draw:connector>
      </draw:page>
      <draw:page draw:name="page4" draw:style-name="dp1" draw:master-page-name="Default">
        <draw:custom-shape draw:style-name="gr13" draw:text-style-name="P7" draw:layer="layout" svg:width="5.3cm" svg:height="2.8cm" svg:x="11.6cm" svg:y="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4.808cm" svg:height="4.85cm" svg:x="14.464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4.808cm" svg:height="4.85cm" svg:x="9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81cm" svg:height="3.81cm" svg:x="21.255cm" svg:y="5.6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5" draw:layer="layout" svg:width="5.715cm" svg:height="4.445cm" draw:transform="rotate (-1.5707963267949) translate (7.525cm 4.3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5.62cm" svg:y1="7.429cm" svg:x2="8.61cm" svg:y2="7.429cm" draw:start-shape="id15" draw:start-glue-point="1" draw:end-shape="id16" draw:end-glue-point="3" svg:d="M5620 7429h2990" svg:viewBox="0 0 2991 1">
          <text:p/>
        </draw:connector>
        <draw:connector draw:style-name="gr4" draw:text-style-name="P1" draw:layer="layout" draw:type="curve" svg:x1="22.525cm" svg:y1="7.429cm" svg:x2="19.84cm" svg:y2="7.429cm" draw:start-shape="id17" draw:start-glue-point="3" draw:end-shape="id18" draw:end-glue-point="1" svg:d="M22525 7429h-2685" svg:viewBox="0 0 2686 1">
          <text:p/>
        </draw:connector>
        <draw:custom-shape draw:style-name="gr11" draw:text-style-name="P6" xml:id="id15" draw:id="id15" draw:layer="layout" svg:width="2.298cm" svg:height="1.27cm" svg:x="3.322cm" svg:y="6.79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7" draw:id="id17" draw:layer="layout" svg:width="1.905cm" svg:height="1.27cm" svg:x="22.525cm" svg:y="6.79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6" draw:id="id16" draw:layer="layout" svg:width="2.54cm" svg:height="1.27cm" svg:x="8.61cm" svg:y="6.79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xml:id="id18" draw:id="id18" draw:layer="layout" svg:width="2.54cm" svg:height="1.27cm" svg:x="17.3cm" svg:y="6.794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9" draw:id="id19" draw:layer="layout" svg:width="1.905cm" svg:height="2.54cm" svg:x="13.35cm" svg:y="3.85cm">
          <draw:glue-point draw:id="4" svg:x="2.351cm" svg:y="-5cm"/>
          <draw:glue-point draw:id="5" svg:x="-2.11cm" svg:y="-5cm"/>
          <text:p text:style-name="P1"><text:span text:style-name="T2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88cm" svg:y1="6.794cm" svg:x2="13.35cm" svg:y2="5.12cm" draw:start-shape="id16" draw:start-glue-point="0" draw:end-shape="id19" draw:end-glue-point="3" svg:d="M9880 6794c0-1116 1156-1674 3470-1674" svg:viewBox="0 0 3471 1675">
          <text:p/>
        </draw:connector>
        <draw:connector draw:style-name="gr4" draw:text-style-name="P1" draw:layer="layout" draw:type="curve" svg:x1="18.57cm" svg:y1="6.794cm" svg:x2="15.255cm" svg:y2="5.12cm" draw:start-shape="id18" draw:start-glue-point="0" draw:end-shape="id19" draw:end-glue-point="1" svg:d="M18570 6794c0-1116-1105-1674-3315-1674" svg:viewBox="0 0 3316 1675">
          <text:p/>
        </draw:connector>
        <draw:frame draw:style-name="gr14" draw:text-style-name="P8" draw:layer="layout" svg:width="2.043cm" svg:height="1.199cm" svg:x="11.557cm" svg:y="6.7cm">
          <draw:text-box>
            <text:p text:style-name="P1"><text:span text:style-name="T2">Inbound</text:span></text:p>
            <text:p text:style-name="P1"><text:span text:style-name="T2">Phase</text:span></text:p>
          </draw:text-box>
        </draw:frame>
        <draw:frame draw:style-name="gr15" draw:text-style-name="P8" draw:layer="layout" svg:width="2.373cm" svg:height="1.199cm" svg:x="14.95cm" svg:y="6.701cm">
          <draw:text-box>
            <text:p text:style-name="P1"><text:span text:style-name="T2">Outboun</text:span><text:span text:style-name="T2">d</text:span></text:p>
            <text:p text:style-name="P1"><text:span text:style-name="T2">Phase</text:span></text:p>
          </draw:text-box>
        </draw:frame>
        <draw:frame draw:style-name="gr16" draw:text-style-name="P8" draw:layer="layout" svg:width="2.644cm" svg:height="1.199cm" svg:x="13cm" svg:y="1.751cm">
          <draw:text-box>
            <text:p text:style-name="P1"><text:span text:style-name="T2">User </text:span><text:span text:style-name="T2">Policy</text:span></text:p>
            <text:p text:style-name="P1"><text:span text:style-name="T2">Phase</text:span></text:p>
          </draw:text-box>
        </draw:frame>
        <draw:connector draw:style-name="gr3" draw:text-style-name="P1" draw:layer="layout" draw:type="curve" draw:line-skew="-0.199cm" svg:x1="13.901cm" svg:y1="3.85cm" svg:x2="14.749cm" svg:y2="3.85cm" draw:start-shape="id19" draw:start-glue-point="5" draw:end-shape="id19" draw:end-glue-point="4" svg:d="M13901 3850c0-1050 848-1050 848 0" svg:viewBox="0 0 849 788">
          <text:p/>
        </draw:connector>
      </draw:page>
      <draw:page draw:name="page5" draw:style-name="dp1" draw:master-page-name="Default">
        <draw:custom-shape draw:style-name="gr17" draw:text-style-name="P7" draw:layer="layout" svg:width="8.8cm" svg:height="6.6cm" svg:x="10.75cm" svg:y="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9.504cm" svg:height="9cm" svg:x="15.24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9.296cm" svg:height="9cm" svg:x="5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xml:id="id26" draw:id="id26" draw:layer="layout" svg:width="3.538cm" svg:height="3.175cm" svg:x="9.189cm" svg:y="8.66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mapping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0" xml:id="id21" draw:id="id21" draw:layer="layout" svg:width="2.359cm" svg:height="4.717cm" svg:x="13.937cm" svg:y="7.4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3">Focus</text:span><text:span text:style-name="T3"><text:line-break/></text:span><text:span text:style-name="T3">(Us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20" draw:id="id20" draw:layer="layout" svg:width="3.84cm" svg:height="1.6cm" svg:x="4.6cm" svg:y="2.95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type="curve" draw:line-skew="-0.472cm" svg:x1="8.44cm" svg:y1="3.75cm" svg:x2="13.937cm" svg:y2="7.951cm" draw:start-shape="id20" draw:start-glue-point="1" draw:end-shape="id21" draw:end-glue-point="8" svg:d="M8440 3750c3396 0 648 4201 5497 4201" svg:viewBox="0 0 5498 4202">
          <text:p/>
        </draw:connector>
        <draw:custom-shape draw:style-name="gr21" draw:text-style-name="P12" xml:id="id22" draw:id="id22" draw:layer="layout" svg:width="1.804cm" svg:height="2.54cm" svg:x="6.846cm" svg:y="8.498cm">
          <text:p text:style-name="P1"><text:span text:style-name="T2">Shado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28" draw:id="id28" draw:layer="layout" svg:width="1.905cm" svg:height="2.54cm" svg:x="21.996cm" svg:y="8.498cm">
          <text:p text:style-name="P1"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8.65cm" svg:y1="9.768cm" svg:x2="13.937cm" svg:y2="9.768cm" draw:start-shape="id22" draw:start-glue-point="1" draw:end-shape="id21" draw:end-glue-point="3" svg:d="M8650 9768h5287" svg:viewBox="0 0 5288 1">
          <text:p/>
        </draw:connector>
        <draw:custom-shape draw:style-name="gr23" draw:text-style-name="P12" xml:id="id25" draw:id="id25" draw:layer="layout" svg:width="3.95cm" svg:height="1.65cm" svg:x="13cm" svg:y="2.75cm">
          <text:p text:style-name="P1"><text:span text:style-name="T2">Object 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line-skew="0cm -0.368cm" svg:x1="17.9cm" svg:y1="5.125cm" svg:x2="15.735cm" svg:y2="7.41cm" draw:start-shape="id23" draw:start-glue-point="1" draw:end-shape="id21" draw:end-glue-point="5" svg:d="M17900 5125h502v1175h-2667v1110" svg:viewBox="0 0 2668 2286">
          <text:p/>
        </draw:connector>
        <draw:custom-shape draw:style-name="gr24" draw:text-style-name="P9" draw:layer="layout" svg:width="3.3cm" svg:height="2.15cm" svg:x="7.4cm" svg:y="12.45cm">
          <text:p text:style-name="P1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1" draw:layer="layout" svg:x1="7.748cm" svg:y1="11.038cm" svg:x2="8.721cm" svg:y2="15.4cm" draw:start-shape="id22" draw:start-glue-point="2" draw:end-shape="id24" draw:end-glue-point="3" svg:d="M7748 11038v4362h973" svg:viewBox="0 0 974 4363">
          <text:p/>
        </draw:connector>
        <draw:custom-shape draw:style-name="gr1" draw:text-style-name="P11" xml:id="id24" draw:id="id24" draw:layer="layout" svg:width="4.475cm" svg:height="0.8cm" svg:x="8.721cm" svg:y="15cm">
          <text:p text:style-name="P1"><text:span text:style-name="T2">Situation &amp; Re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line-skew="0.482cm -0.498cm" svg:x1="14.467cm" svg:y1="7.41cm" svg:x2="13cm" svg:y2="3.575cm" draw:start-shape="id21" draw:start-glue-point="4" draw:end-shape="id25" draw:end-glue-point="3" svg:d="M14467 7410v-1035h-2466v-2800h999" svg:viewBox="0 0 2467 3836">
          <text:p/>
        </draw:connector>
        <draw:connector draw:style-name="gr20" draw:text-style-name="P1" draw:layer="layout" svg:x1="10.958cm" svg:y1="15cm" svg:x2="10.958cm" svg:y2="11.647cm" draw:start-shape="id24" draw:end-shape="id26" draw:end-glue-point="6" svg:d="M10958 15000v-3353" svg:viewBox="0 0 1 3354">
          <text:p/>
        </draw:connector>
        <draw:custom-shape draw:style-name="gr10" draw:text-style-name="P5" draw:layer="layout" svg:width="5.715cm" svg:height="4.445cm" draw:transform="rotate (-1.5707963267949) translate (5.796cm 6.53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xml:id="id27" draw:id="id27" draw:layer="layout" svg:width="2.298cm" svg:height="1.27cm" svg:x="1.552cm" svg:y="9.135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2.695cm" svg:height="0.725cm" svg:x="1.35cm" svg:y="8.042cm">
          <draw:text-box>
            <text:p><text:span text:style-name="T2">Resource A</text:span></text:p>
          </draw:text-box>
        </draw:frame>
        <draw:connector draw:style-name="gr20" draw:text-style-name="P1" draw:layer="layout" draw:line-skew="-0.803cm" svg:x1="3.85cm" svg:y1="9.77cm" svg:x2="6.846cm" svg:y2="9.768cm" draw:start-shape="id27" draw:start-glue-point="1" draw:end-shape="id22" draw:end-glue-point="3" svg:d="M3850 9770h696v-2h2300" svg:viewBox="0 0 2997 3">
          <text:p/>
        </draw:connector>
        <draw:custom-shape draw:style-name="gr10" draw:text-style-name="P5" draw:layer="layout" svg:width="3.81cm" svg:height="3.81cm" svg:x="25.09cm" svg:y="7.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" xml:id="id29" draw:id="id29" draw:layer="layout" svg:width="1.905cm" svg:height="1.27cm" svg:x="26.185cm" svg:y="9.133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2.72cm" svg:height="0.725cm" svg:x="25.68cm" svg:y="8.087cm">
          <draw:text-box>
            <text:p><text:span text:style-name="T2">Resource B</text:span></text:p>
          </draw:text-box>
        </draw:frame>
        <draw:connector draw:style-name="gr20" draw:text-style-name="P1" draw:layer="layout" svg:x1="23.901cm" svg:y1="9.768cm" svg:x2="26.185cm" svg:y2="9.768cm" draw:start-shape="id28" draw:start-glue-point="1" draw:end-shape="id29" draw:end-glue-point="3" svg:d="M23901 9768h2284" svg:viewBox="0 0 2285 1">
          <text:p/>
        </draw:connector>
        <draw:custom-shape draw:style-name="gr18" draw:text-style-name="P9" draw:layer="layout" svg:width="3.538cm" svg:height="3.175cm" svg:x="17.312cm" svg:y="8.675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mapping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1" draw:layer="layout" svg:x1="16.296cm" svg:y1="9.768cm" svg:x2="21.996cm" svg:y2="9.768cm" draw:start-shape="id21" draw:start-glue-point="1" draw:end-shape="id28" draw:end-glue-point="3" svg:d="M16296 9768h5700" svg:viewBox="0 0 5701 1">
          <text:p/>
        </draw:connector>
        <draw:frame draw:style-name="gr16" draw:text-style-name="P8" draw:layer="layout" svg:width="2.907cm" svg:height="1.199cm" svg:x="13.696cm" svg:y="1.3cm">
          <draw:text-box>
            <text:p text:style-name="P1"><text:span text:style-name="T2">Focus </text:span><text:span text:style-name="T2">Policy</text:span></text:p>
            <text:p text:style-name="P1"><text:span text:style-name="T2">Phase</text:span></text:p>
          </draw:text-box>
        </draw:frame>
        <draw:frame draw:style-name="gr14" draw:text-style-name="P8" draw:layer="layout" svg:width="2.043cm" svg:height="1.199cm" svg:x="12.246cm" svg:y="12.851cm">
          <draw:text-box>
            <text:p text:style-name="P1"><text:span text:style-name="T2">Inbound</text:span></text:p>
            <text:p text:style-name="P1"><text:span text:style-name="T2">Phase</text:span></text:p>
          </draw:text-box>
        </draw:frame>
        <draw:frame draw:style-name="gr15" draw:text-style-name="P8" draw:layer="layout" svg:width="2.373cm" svg:height="1.199cm" svg:x="15.523cm" svg:y="12.851cm">
          <draw:text-box>
            <text:p text:style-name="P1"><text:span text:style-name="T2">O</text:span><text:span text:style-name="T2">u</text:span><text:span text:style-name="T2">t</text:span><text:span text:style-name="T2">b</text:span><text:span text:style-name="T2">o</text:span><text:span text:style-name="T2">u</text:span><text:span text:style-name="T2">n</text:span><text:span text:style-name="T2">d</text:span></text:p>
            <text:p text:style-name="P1"><text:span text:style-name="T2">P</text:span><text:span text:style-name="T2">h</text:span><text:span text:style-name="T2">a</text:span><text:span text:style-name="T2">s</text:span><text:span text:style-name="T2">e</text:span></text:p>
          </draw:text-box>
        </draw:frame>
        <draw:custom-shape draw:style-name="gr27" draw:text-style-name="P14" draw:layer="layout" svg:width="0.7cm" svg:height="6.55cm" svg:x="5.108cm" svg:y="6.7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.839cm" svg:height="0.725cm" svg:x="4.1cm" svg:y="5.9cm">
          <draw:text-box>
            <text:p><text:span text:style-name="T2">Connector A</text:span></text:p>
          </draw:text-box>
        </draw:frame>
        <draw:custom-shape draw:style-name="gr29" draw:text-style-name="P15" draw:layer="layout" svg:width="0.7cm" svg:height="6.55cm" svg:x="24.5cm" svg:y="6.5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2.864cm" svg:height="0.725cm" svg:x="23.486cm" svg:y="5.75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 </text:span><text:span text:style-name="T2">B</text:span></text:p>
          </draw:text-box>
        </draw:frame>
        <draw:custom-shape draw:style-name="gr23" draw:text-style-name="P12" draw:layer="layout" svg:width="3.95cm" svg:height="1.65cm" svg:x="13.5cm" svg:y="3.55cm">
          <text:p text:style-name="P1"><text:span text:style-name="T2">Assignm</text:span><text:span text:style-name="T2">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23" draw:id="id23" draw:layer="layout" svg:width="3.95cm" svg:height="1.65cm" svg:x="13.95cm" svg:y="4.3cm">
          <text:p text:style-name="P1"><text:span text:style-name="T2">RB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custom-shape draw:style-name="gr31" draw:text-style-name="P16" xml:id="id39" draw:id="id39" draw:layer="layout" svg:width="3.538cm" svg:height="1.635cm" svg:x="13.746cm" svg:y="10cm">
          <draw:glue-point draw:id="8" svg:x="5.005cm" svg:y="-2.55cm"/>
          <text:p text:style-name="P1"><text:span text:style-name="T2">In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6" xml:id="id37" draw:id="id37" draw:layer="layout" svg:width="3.538cm" svg:height="1.635cm" svg:x="14.084cm" svg:y="10.635cm">
          <draw:glue-point draw:id="8" svg:x="5.005cm" svg:y="-2.458cm"/>
          <text:p text:style-name="P1"><text:span text:style-name="T2">In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0" xml:id="id31" draw:id="id31" draw:layer="layout" svg:width="2.359cm" svg:height="4.717cm" svg:x="19.546cm" svg:y="9.0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30" draw:id="id30" draw:layer="layout" svg:width="1.724cm" svg:height="2.54cm" svg:x="7.396cm" svg:y="10.0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9.12cm" svg:y1="11.368cm" svg:x2="19.546cm" svg:y2="11.368cm" draw:start-shape="id30" draw:start-glue-point="1" draw:end-shape="id31" draw:end-glue-point="3" svg:d="M9120 11368h10426" svg:viewBox="0 0 10427 1">
          <text:p/>
        </draw:connector>
        <draw:custom-shape draw:style-name="gr32" draw:text-style-name="P17" xml:id="id41" draw:id="id41" draw:layer="layout" svg:width="3.538cm" svg:height="2.15cm" svg:x="7.582cm" svg:y="13.7cm">
          <text:p text:style-name="P1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1" draw:layer="layout" svg:x1="8.258cm" svg:y1="12.638cm" svg:x2="9.271cm" svg:y2="16.95cm" draw:start-shape="id30" draw:start-glue-point="2" draw:end-shape="id32" draw:end-glue-point="3" svg:d="M8258 12638v4312h1013" svg:viewBox="0 0 1014 4313">
          <text:p/>
        </draw:connector>
        <draw:custom-shape draw:style-name="gr1" draw:text-style-name="P11" xml:id="id32" draw:id="id32" draw:layer="layout" svg:width="4.475cm" svg:height="1.2cm" svg:x="9.271cm" svg:y="16.35cm">
          <text:p text:style-name="P1"><text:span text:style-name="T2">Determine</text:span><text:span text:style-name="T2"><text:line-break/></text:span><text:span text:style-name="T2">Sit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svg:x1="11.508cm" svg:y1="16.35cm" svg:x2="11.508cm" svg:y2="11.9cm" draw:start-shape="id32" draw:end-shape="id33" svg:d="M11508 16350v-4450" svg:viewBox="0 0 1 4451">
          <text:p/>
        </draw:connector>
        <draw:custom-shape draw:style-name="gr10" draw:text-style-name="P5" draw:layer="layout" svg:width="5.715cm" svg:height="4.445cm" draw:transform="rotate (-1.5707963267949) translate (6.346cm 8.13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xml:id="id34" draw:id="id34" draw:layer="layout" svg:width="2.298cm" svg:height="1.27cm" svg:x="2.102cm" svg:y="10.733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2.695cm" svg:height="0.725cm" svg:x="1.85cm" svg:y="9.775cm">
          <draw:text-box>
            <text:p><text:span text:style-name="T2">Resource </text:span><text:span text:style-name="T2">A</text:span></text:p>
          </draw:text-box>
        </draw:frame>
        <draw:connector draw:style-name="gr20" draw:text-style-name="P1" draw:layer="layout" svg:x1="4.4cm" svg:y1="11.368cm" svg:x2="7.396cm" svg:y2="11.368cm" draw:start-shape="id34" draw:start-glue-point="1" draw:end-shape="id30" draw:end-glue-point="3" svg:d="M4400 11368h2996" svg:viewBox="0 0 2997 1">
          <text:p/>
        </draw:connector>
        <draw:custom-shape draw:style-name="gr33" draw:text-style-name="P18" xml:id="id33" draw:id="id33" draw:layer="layout" svg:width="2.55cm" svg:height="1.15cm" svg:x="10.233cm" svg:y="10.75cm">
          <text:p text:style-name="P1"><text:span text:style-name="T2">Situation</text:span><text:span text:style-name="T2"><text:line-break/></text:span><text:span text:style-name="T2">Re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9" xml:id="id35" draw:id="id35" draw:layer="layout" svg:width="5.55cm" svg:height="7.6cm" svg:x="9.046cm" svg:y="1.9cm">
          <text:p text:style-name="P1"><text:span text:style-name="T2">Resource</text:span></text:p>
          <draw:enhanced-geometry svg:viewBox="0 0 21600 21600" draw:path-stretchpoint-x="10800" draw:path-stretchpoint-y="10800" draw:text-areas="?f3 ?f4 ?f5 ?f6" draw:type="round-rectangle" draw:modifiers="2396.97351828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4.4cm" svg:height="3.903cm" svg:x="9.646cm" svg:y="2.95cm">
          <text:p text:style-name="P1"><text:span text:style-name="T4">schemaHandl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3.911cm" svg:height="1.265cm" svg:x="9.89cm" svg:y="3.869cm">
          <text:p text:style-name="P1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36" draw:id="id36" draw:layer="layout" svg:width="2.934cm" svg:height="0.435cm" svg:x="10.379cm" svg:y="4.463cm">
          <text:p text:style-name="P1"><text:span text:style-name="T4">in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3.911cm" svg:height="1.266cm" svg:x="9.891cm" svg:y="5.332cm">
          <text:p text:style-name="P1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38" draw:id="id38" draw:layer="layout" svg:width="2.934cm" svg:height="0.435cm" svg:x="10.38cm" svg:y="5.927cm">
          <text:p text:style-name="P1"><text:span text:style-name="T4">in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2" draw:layer="layout" draw:type="curve" svg:x1="8.258cm" svg:y1="10.098cm" svg:x2="9.046cm" svg:y2="5.7cm" draw:start-shape="id30" draw:start-glue-point="0" draw:end-shape="id35" draw:end-glue-point="3" svg:d="M8258 10098c0-2932 262-4398 788-4398" svg:viewBox="0 0 789 4399">
          <text:p/>
        </draw:connector>
        <draw:frame draw:style-name="gr37" draw:text-style-name="P23" draw:layer="layout" svg:width="2.043cm" svg:height="0.569cm" svg:x="6.396cm" svg:y="9.2cm">
          <draw:text-box>
            <text:p><text:span text:style-name="T5">resourceRef</text:span></text:p>
          </draw:text-box>
        </draw:frame>
        <draw:connector draw:style-name="gr38" draw:text-style-name="P22" draw:layer="layout" draw:type="curve" svg:x1="13.313cm" svg:y1="4.68cm" svg:x2="17.622cm" svg:y2="11.051cm" draw:start-shape="id36" draw:start-glue-point="1" draw:end-shape="id37" draw:end-glue-point="8" svg:d="M13313 4680c7216 0 5062 6371 4309 6371" svg:viewBox="0 0 5202 6372">
          <text:p/>
        </draw:connector>
        <draw:connector draw:style-name="gr38" draw:text-style-name="P22" draw:layer="layout" draw:type="curve" draw:line-skew="-0.183cm" svg:x1="13.314cm" svg:y1="6.144cm" svg:x2="17.284cm" svg:y2="10.401cm" draw:start-shape="id38" draw:start-glue-point="1" draw:end-shape="id39" draw:end-glue-point="8" svg:d="M13314 6144c6433 0 4448 4257 3970 4257" svg:viewBox="0 0 4635 4258">
          <text:p/>
        </draw:connector>
        <draw:custom-shape draw:style-name="gr34" draw:text-style-name="P20" draw:layer="layout" svg:width="4.4cm" svg:height="2.253cm" svg:x="9.646cm" svg:y="7.047cm">
          <text:p text:style-name="P1"><text:span text:style-name="T4">synchronization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4" xml:id="id40" draw:id="id40" draw:layer="layout" svg:width="3.911cm" svg:height="0.614cm" svg:x="9.892cm" svg:y="7.8cm">
          <text:p text:style-name="P1"><text:span text:style-name="T4">correlation/confirmation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3.911cm" svg:height="0.548cm" svg:x="9.893cm" svg:y="8.552cm">
          <text:p text:style-name="P1"><text:span text:style-name="T4">reaction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22" draw:layer="layout" draw:type="curve" svg:x1="9.892cm" svg:y1="8.107cm" svg:x2="9.351cm" svg:y2="13.7cm" draw:start-shape="id40" draw:start-glue-point="3" draw:end-shape="id41" svg:d="M9892 8107c-361 0-541 1864-541 5593" svg:viewBox="0 0 542 5594">
          <text:p/>
        </draw:connector>
        <draw:connector draw:style-name="gr41" draw:text-style-name="P22" draw:layer="layout" draw:type="curve" draw:line-skew="-0.259cm" svg:x1="11.848cm" svg:y1="9.1cm" svg:x2="11.508cm" svg:y2="10.75cm" draw:start-shape="id42" draw:start-glue-point="2" draw:end-shape="id33" draw:end-glue-point="0" svg:d="M11848 9100c0 850-340 26-340 1650" svg:viewBox="0 0 341 1651">
          <text:p/>
        </draw:connector>
        <draw:custom-shape draw:style-name="gr27" draw:text-style-name="P14" draw:layer="layout" svg:width="0.7cm" svg:height="6.55cm" svg:x="5.7cm" svg:y="7.75cm">
          <text:p/>
          <draw:enhanced-geometry svg:viewBox="0 0 21600 21600" draw:type="rectangle" draw:enhanced-path="M 0 0 L 21600 0 21600 21600 0 21600 0 0 Z N"/>
        </draw:custom-shape>
        <draw:frame draw:style-name="gr28" draw:text-style-name="P13" draw:layer="layout" svg:width="2.839cm" svg:height="0.725cm" svg:x="4.65cm" svg:y="6.977cm">
          <draw:text-box>
            <text:p><text:span text:style-name="T2">Connecto</text:span><text:span text:style-name="T2">r A</text:span></text:p>
          </draw:text-box>
        </draw:frame>
      </draw:page>
      <draw:page draw:name="page7" draw:style-name="dp1" draw:master-page-name="Default">
        <draw:custom-shape draw:style-name="gr19" draw:text-style-name="P10" xml:id="id44" draw:id="id44" draw:layer="layout" svg:width="2.359cm" svg:height="4.717cm" svg:x="3.587cm" svg:y="7.03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line-skew="0cm -0.218cm" svg:x1="6.726cm" svg:y1="4.456cm" svg:x2="5.385cm" svg:y2="7.033cm" draw:start-shape="id43" draw:start-glue-point="7" draw:end-shape="id44" draw:end-glue-point="5" svg:d="M6726 4456h502v1467h-1843v1110" svg:viewBox="0 0 1844 2578">
          <text:p/>
        </draw:connector>
        <draw:connector draw:style-name="gr20" draw:text-style-name="P1" draw:layer="layout" draw:line-skew="0.1cm -0.399cm" svg:x1="4.117cm" svg:y1="7.033cm" svg:x2="2.85cm" svg:y2="3.821cm" draw:start-shape="id44" draw:start-glue-point="4" draw:end-shape="id45" draw:end-glue-point="5" svg:d="M4117 7033v-1110h-2167v-2102h900" svg:viewBox="0 0 2168 3213">
          <text:p/>
        </draw:connector>
        <draw:custom-shape draw:style-name="gr42" draw:text-style-name="P18" draw:layer="layout" svg:width="5.55cm" svg:height="3.55cm" svg:x="8.2cm" svg:y="1.423cm">
          <text:p text:style-name="P1"><text:span text:style-name="T2">User Template</text:span></text:p>
          <draw:enhanced-geometry svg:viewBox="0 0 21600 21600" draw:path-stretchpoint-x="10800" draw:path-stretchpoint-y="10800" draw:text-areas="?f3 ?f4 ?f5 ?f6" draw:type="round-rectangle" draw:modifiers="3302.956913545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46" draw:id="id46" draw:layer="layout" svg:width="3.93cm" svg:height="0.75cm" svg:x="9.01cm" svg:y="2.673cm">
          <text:p text:style-name="P1"><text:span text:style-name="T4">mapp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45" draw:id="id45" draw:layer="layout" svg:width="3.538cm" svg:height="1.635cm" svg:x="2.85cm" svg:y="3.003cm">
          <draw:glue-point draw:id="8" svg:x="5.005cm" svg:y="-2.55cm"/>
          <text:p text:style-name="P1"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6" xml:id="id43" draw:id="id43" draw:layer="layout" svg:width="3.538cm" svg:height="1.635cm" svg:x="3.188cm" svg:y="3.638cm">
          <draw:glue-point draw:id="8" svg:x="5.005cm" svg:y="-2.458cm"/>
          <text:p text:style-name="P1"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5" draw:text-style-name="P21" xml:id="id47" draw:id="id47" draw:layer="layout" svg:width="3.93cm" svg:height="0.75cm" svg:x="9.01cm" svg:y="3.773cm">
          <text:p text:style-name="P1"><text:span text:style-name="T4">mapp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2" draw:layer="layout" draw:type="curve" svg:x1="9.01cm" svg:y1="3.048cm" svg:x2="6.388cm" svg:y2="3.404cm" draw:start-shape="id46" draw:start-glue-point="3" draw:end-shape="id45" draw:end-glue-point="8" svg:d="M9010 3048c-1965 0-654 356-2622 356" svg:viewBox="0 0 2623 357">
          <text:p/>
        </draw:connector>
        <draw:connector draw:style-name="gr38" draw:text-style-name="P22" draw:layer="layout" draw:type="curve" svg:x1="9.01cm" svg:y1="4.148cm" svg:x2="6.726cm" svg:y2="4.054cm" draw:start-shape="id47" draw:end-shape="id43" draw:end-glue-point="8" svg:d="M9010 4148c-1711 0-570-94-2284-94" svg:viewBox="0 0 2285 95">
          <text:p/>
        </draw:connector>
      </draw:page>
      <draw:page draw:name="page8" draw:style-name="dp1" draw:master-page-name="Default">
        <draw:custom-shape draw:style-name="gr43" draw:text-style-name="P10" xml:id="id50" draw:id="id50" draw:layer="layout" svg:width="3cm" svg:height="8.177cm" svg:x="1.6cm" svg:y="6.32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draw:glue-point draw:id="9" svg:x="5cm" svg:y="-3.397cm"/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48" draw:id="id48" draw:layer="layout" svg:width="1.905cm" svg:height="2.54cm" svg:x="20.75cm" svg:y="6.369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81cm" svg:height="3.81cm" svg:x="23.844cm" svg:y="5.77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" xml:id="id49" draw:id="id49" draw:layer="layout" svg:width="1.905cm" svg:height="1.27cm" svg:x="24.939cm" svg:y="7.004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3" draw:layer="layout" svg:width="2.72cm" svg:height="0.725cm" svg:x="24.434cm" svg:y="5.958cm">
          <draw:text-box>
            <text:p><text:span text:style-name="T2">Resource </text:span><text:span text:style-name="T2">B</text:span></text:p>
          </draw:text-box>
        </draw:frame>
        <draw:connector draw:style-name="gr20" draw:text-style-name="P1" draw:layer="layout" svg:x1="22.655cm" svg:y1="7.639cm" svg:x2="24.939cm" svg:y2="7.639cm" draw:start-shape="id48" draw:start-glue-point="1" draw:end-shape="id49" draw:end-glue-point="3" svg:d="M22655 7639h2284" svg:viewBox="0 0 2285 1">
          <text:p/>
        </draw:connector>
        <draw:connector draw:style-name="gr20" draw:text-style-name="P1" draw:layer="layout" svg:x1="4.6cm" svg:y1="7.634cm" svg:x2="20.75cm" svg:y2="7.639cm" draw:start-shape="id50" draw:start-glue-point="9" draw:end-shape="id48" draw:end-glue-point="3" svg:d="M4600 7634h8087v5h8063" svg:viewBox="0 0 16151 6">
          <text:p/>
        </draw:connector>
        <draw:custom-shape draw:style-name="gr29" draw:text-style-name="P15" draw:layer="layout" svg:width="0.7cm" svg:height="6.55cm" svg:x="23.254cm" svg:y="4.421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2.864cm" svg:height="0.725cm" svg:x="22.24cm" svg:y="3.621cm">
          <draw:text-box>
            <text:p><text:span text:style-name="T2">Connecto</text:span><text:span text:style-name="T2">r B</text:span></text:p>
          </draw:text-box>
        </draw:frame>
        <draw:custom-shape draw:style-name="gr44" draw:text-style-name="P12" xml:id="id51" draw:id="id51" draw:layer="layout" svg:width="3.299cm" svg:height="0.95cm" svg:x="2.35cm" svg:y="12.8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2">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0" xml:id="id52" draw:id="id52" draw:layer="layout" svg:width="3.4cm" svg:height="5.4cm" svg:x="7.65cm" svg:y="11.2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3">R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3.299cm" svg:height="3.75cm" svg:x="2.351cm" svg:y="8.52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2">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xml:id="id62" draw:id="id62" draw:layer="layout" svg:width="4.399cm" svg:height="2.449cm" svg:x="2.851cm" svg:y="9.474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2">accountCon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3.878cm" svg:height="1.35cm" svg:x="3.112cm" svg:y="10.37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4">attrib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54" draw:id="id54" draw:layer="layout" svg:width="2.934cm" svg:height="0.435cm" svg:x="3.65cm" svg:y="11.038cm">
          <text:p text:style-name="P1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3.249cm" svg:height="3.75cm" svg:x="8.501cm" svg:y="12.4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2">ass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xml:id="id63" draw:id="id63" draw:layer="layout" svg:width="4.399cm" svg:height="2.449cm" svg:x="9.001cm" svg:y="13.40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2">accountConstr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3.878cm" svg:height="1.35cm" svg:x="9.262cm" svg:y="14.3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draw:glue-point draw:id="8" svg:x="-5.006cm" svg:y="-3.854cm"/>
          <text:p text:style-name="P1"><text:span text:style-name="T4">attribu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60" draw:id="id60" draw:layer="layout" svg:width="2.934cm" svg:height="0.435cm" svg:x="9.8cm" svg:y="14.965cm">
          <text:p text:style-name="P1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2" draw:layer="layout" draw:type="curve" svg:x1="5.649cm" svg:y1="13.275cm" svg:x2="7.65cm" svg:y2="13.95cm" draw:start-shape="id51" draw:start-glue-point="1" draw:end-shape="id52" svg:d="M5649 13275c1501 0 501 675 2001 675" svg:viewBox="0 0 2002 676">
          <text:p/>
        </draw:connector>
        <draw:custom-shape draw:style-name="gr34" draw:text-style-name="P19" xml:id="id53" draw:id="id53" draw:layer="layout" svg:width="5.55cm" svg:height="5.298cm" svg:x="10.9cm" svg:y="1.102cm">
          <text:p text:style-name="P1"><text:span text:style-name="T2">Resource</text:span></text:p>
          <draw:enhanced-geometry svg:viewBox="0 0 21600 21600" draw:path-stretchpoint-x="10800" draw:path-stretchpoint-y="10800" draw:text-areas="?f3 ?f4 ?f5 ?f6" draw:type="round-rectangle" draw:modifiers="2396.973518284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4.4cm" svg:height="3.903cm" svg:x="11.5cm" svg:y="2.152cm">
          <text:p text:style-name="P1"><text:span text:style-name="T4">schemaHandling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3.911cm" svg:height="1.265cm" svg:x="11.744cm" svg:y="3.071cm">
          <text:p text:style-name="P1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58" draw:id="id58" draw:layer="layout" svg:width="2.934cm" svg:height="0.435cm" svg:x="12.233cm" svg:y="3.665cm">
          <text:p text:style-name="P1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3.911cm" svg:height="1.266cm" svg:x="11.745cm" svg:y="4.534cm">
          <text:p text:style-name="P1"><text:span text:style-name="T4">attribute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56" draw:id="id56" draw:layer="layout" svg:width="2.934cm" svg:height="0.435cm" svg:x="12.234cm" svg:y="5.129cm">
          <text:p text:style-name="P1"><text:span text:style-name="T4">outbound</text:span></text:p>
          <draw:enhanced-geometry svg:viewBox="0 0 21600 21600" draw:path-stretchpoint-x="10800" draw:path-stretchpoint-y="10800" draw:text-areas="?f3 ?f4 ?f5 ?f6" draw:type="round-rectangle" draw:modifiers="1604.953560371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22" draw:layer="layout" draw:type="curve" svg:x1="21.702cm" svg:y1="6.369cm" svg:x2="16.45cm" svg:y2="3.751cm" draw:start-shape="id48" draw:start-glue-point="0" draw:end-shape="id53" draw:end-glue-point="1" svg:d="M21702 6369c0-1746-1750-2618-5252-2618" svg:viewBox="0 0 5253 2619">
          <text:p/>
        </draw:connector>
        <draw:connector draw:style-name="gr38" draw:text-style-name="P22" draw:layer="layout" draw:type="curve" draw:line-skew="-1.043cm" svg:x1="6.584cm" svg:y1="11.255cm" svg:x2="12.8cm" svg:y2="8.435cm" draw:start-shape="id54" draw:start-glue-point="1" draw:end-shape="id55" draw:end-glue-point="5" svg:d="M6584 11255c3099 0-9-2820 6216-2820" svg:viewBox="0 0 6217 2821">
          <text:p/>
        </draw:connector>
        <draw:connector draw:style-name="gr38" draw:text-style-name="P22" draw:layer="layout" draw:type="curve" draw:line-skew="0.005cm" svg:x1="15.168cm" svg:y1="5.346cm" svg:x2="18.594cm" svg:y2="10.059cm" draw:start-shape="id56" draw:start-glue-point="1" draw:end-shape="id57" draw:end-glue-point="8" svg:d="M15168 5346c5898 0 4185 4713 3426 4713" svg:viewBox="0 0 4254 4714">
          <text:p/>
        </draw:connector>
        <draw:custom-shape draw:style-name="gr31" draw:text-style-name="P16" xml:id="id55" draw:id="id55" draw:layer="layout" svg:width="4.638cm" svg:height="3.014cm" svg:x="12.8cm" svg:y="6.928cm">
          <draw:glue-point draw:id="8" svg:x="5.005cm" svg:y="-2.458cm"/>
          <text:p text:style-name="P1"><text:span text:style-name="T2">Assignment </text:span><text:span text:style-name="T2"><text:line-break/></text:span><text:span text:style-name="T2">out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6" xml:id="id61" draw:id="id61" draw:layer="layout" svg:width="4.637cm" svg:height="3.014cm" svg:x="13.289cm" svg:y="8.1cm">
          <draw:glue-point draw:id="8" svg:x="5.005cm" svg:y="-2.458cm"/>
          <draw:glue-point draw:id="9" svg:x="-4.975cm" svg:y="2.823cm"/>
          <text:p text:style-name="P1"><text:span text:style-name="T2">Role </text:span><text:span text:style-name="T2"><text:line-break/></text:span><text:span text:style-name="T2">out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6" xml:id="id57" draw:id="id57" draw:layer="layout" svg:width="4.637cm" svg:height="3.014cm" svg:x="13.957cm" svg:y="9.292cm">
          <draw:glue-point draw:id="8" svg:x="5.005cm" svg:y="-2.458cm"/>
          <text:p text:style-name="P1"><text:span text:style-name="T2">Resource </text:span><text:span text:style-name="T2"><text:line-break/></text:span><text:span text:style-name="T2">out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6" xml:id="id59" draw:id="id59" draw:layer="layout" svg:width="4.638cm" svg:height="3.014cm" svg:x="14.412cm" svg:y="10.536cm">
          <draw:glue-point draw:id="8" svg:x="5.005cm" svg:y="-2.458cm"/>
          <text:p text:style-name="P1"><text:span text:style-name="T2">Resource </text:span><text:span text:style-name="T2"><text:line-break/></text:span><text:span text:style-name="T2">outbound 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8" draw:text-style-name="P22" draw:layer="layout" draw:type="curve" draw:line-skew="-0.162cm" svg:x1="15.167cm" svg:y1="3.882cm" svg:x2="19.05cm" svg:y2="11.303cm" draw:start-shape="id58" draw:start-glue-point="1" draw:end-shape="id59" draw:end-glue-point="8" svg:d="M15167 3882c6334 0 4393 7421 3883 7421" svg:viewBox="0 0 4565 7422">
          <text:p/>
        </draw:connector>
        <draw:connector draw:style-name="gr38" draw:text-style-name="P22" draw:layer="layout" draw:type="curve" draw:line-skew="0.839cm -0.311cm -0.358cm" svg:x1="12.734cm" svg:y1="15.182cm" svg:x2="13.301cm" svg:y2="10.457cm" draw:start-shape="id60" draw:start-glue-point="1" draw:end-shape="id61" draw:end-glue-point="9" svg:d="M12734 15182c2011 0 1341-2453 518-2453s-1259-2272 49-2272" svg:viewBox="0 0 1587 4726">
          <text:p/>
        </draw:connector>
        <draw:connector draw:style-name="gr36" draw:text-style-name="P22" draw:layer="layout" draw:type="curve" svg:x1="6.206cm" svg:y1="9.474cm" svg:x2="10.9cm" svg:y2="3.751cm" draw:start-shape="id62" draw:start-glue-point="5" draw:end-shape="id53" draw:end-glue-point="3" svg:d="M6206 9474c0-3816 1564-5723 4694-5723" svg:viewBox="0 0 4695 5724">
          <text:p/>
        </draw:connector>
        <draw:connector draw:style-name="gr36" draw:text-style-name="P22" draw:layer="layout" draw:type="curve" draw:line-skew="1.662cm -1.361cm" svg:x1="12.356cm" svg:y1="13.401cm" svg:x2="10.9cm" svg:y2="3.751cm" draw:start-shape="id63" draw:start-glue-point="5" draw:end-shape="id53" draw:end-glue-point="3" svg:d="M12356 13401c0-2757-1660-2296-2722-4020s-1527-5630 1266-5630" svg:viewBox="0 0 3552 9651">
          <text:p/>
        </draw:connector>
        <draw:frame draw:style-name="gr37" draw:text-style-name="P23" draw:layer="layout" svg:width="2.043cm" svg:height="0.569cm" svg:x="19.2cm" svg:y="3.531cm">
          <draw:text-box>
            <text:p><text:span text:style-name="T5">resourceRef</text:span></text:p>
          </draw:text-box>
        </draw:frame>
        <draw:frame draw:style-name="gr37" draw:text-style-name="P23" draw:layer="layout" svg:width="2.043cm" svg:height="0.569cm" svg:x="8.207cm" svg:y="3.1cm">
          <draw:text-box>
            <text:p><text:span text:style-name="T5">resourceRef</text:span></text:p>
          </draw:text-box>
        </draw:frame>
      </draw:page>
      <draw:page draw:name="page9" draw:style-name="dp1" draw:master-page-name="Default">
        <draw:custom-shape draw:style-name="gr18" draw:text-style-name="P9" draw:layer="layout" svg:width="3.538cm" svg:height="3.175cm" svg:x="10.162cm" svg:y="4.81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7" draw:text-style-name="P10" xml:id="id65" draw:id="id65" draw:layer="layout" svg:width="2.359cm" svg:height="4.717cm" svg:x="14.441cm" svg:y="4.235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64" draw:id="id64" draw:layer="layout" svg:width="3.84cm" svg:height="1.573cm" svg:x="13.7cm" svg:y="1.332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svg:x1="15.62cm" svg:y1="2.905cm" svg:x2="15.62cm" svg:y2="4.235cm" draw:start-shape="id64" draw:start-glue-point="2" draw:end-shape="id65" svg:d="M15620 2905v1330" svg:viewBox="0 0 1 1331">
          <text:p/>
        </draw:connector>
        <draw:custom-shape draw:style-name="gr22" draw:text-style-name="P12" xml:id="id66" draw:id="id66" draw:layer="layout" svg:width="1.724cm" svg:height="2.54cm" svg:x="7.726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67" draw:id="id67" draw:layer="layout" svg:width="1.905cm" svg:height="2.54cm" svg:x="22.525cm" svg:y="5.323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9.45cm" svg:y1="6.593cm" svg:x2="14.441cm" svg:y2="6.593cm" draw:start-shape="id66" draw:start-glue-point="1" draw:end-shape="id65" draw:end-glue-point="3" svg:d="M9450 6593h4991" svg:viewBox="0 0 4992 1">
          <text:p/>
        </draw:connector>
        <draw:frame draw:style-name="gr48" draw:text-style-name="P27" draw:layer="layout" svg:width="7.512cm" svg:height="1.436cm" svg:x="1.635cm" svg:y="1.527cm">
          <draw:text-box>
            <text:p>Modification Scenario<text:line-break/><text:span text:style-name="T2">Existing </text:span><text:span text:style-name="T2">resource </text:span><text:span text:style-name="T2">account </text:span><text:span text:style-name="T2">is </text:span><text:span text:style-name="T2">modified</text:span></text:p>
          </draw:text-box>
        </draw:frame>
        <draw:custom-shape draw:style-name="gr49" draw:text-style-name="P29" draw:layer="layout" svg:width="5.08cm" svg:height="3.634cm" svg:x="8.62cm" svg:y="8.796cm">
          <text:p text:style-name="P28"><text:span text:style-name="T6">Assuming that Account Shadow has an owner, e.i. that the Account Shadow is referenced from a single User object. Therefore a User object can be located without correlation and confirmation.</text:span></text:p>
          <draw:enhanced-geometry svg:viewBox="0 0 21600 21600" draw:mirror-horizontal="false" draw:type="line-callout-2" draw:modifiers="-2758.98445187955 -4498.26685006878 -3048.06140523519 -463.493810178817 -1062.78291674867 3280.110041265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" draw:text-style-name="P29" draw:layer="layout" svg:width="5.715cm" svg:height="1.905cm" svg:x="19.415cm" svg:y="1.635cm">
          <text:p text:style-name="P28"><text:span text:style-name="T6">If user is modified directly (e.g. from GUI), the &lt;inbound&gt; mapping is </text:span><text:span text:style-name="T7">not</text:span><text:span text:style-name="T6"> executed.</text:span></text:p>
          <draw:enhanced-geometry svg:viewBox="0 0 21600 21600" draw:mirror-horizontal="false" draw:type="line-callout-2" draw:modifiers="-6454.30370888733 237.985309548793 -3226.60893524897 812.854122621565 -940.937718684395 6266.9464847848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" draw:text-style-name="P29" draw:layer="layout" svg:width="5.08cm" svg:height="1.729cm" svg:x="18.12cm" svg:y="9.1cm">
          <text:p text:style-name="P28"><text:span text:style-name="T6">Change of user will trigger (re)provisioning of some of his accounts.</text:span></text:p>
          <draw:enhanced-geometry svg:viewBox="0 0 21600 21600" draw:mirror-horizontal="false" draw:type="line-callout-2" draw:modifiers="-4791.02538870301 -5818.26589595376 -3048.06140523519 -463.493810178817 -1062.78291674867 6904.508670520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5" draw:layer="layout" svg:width="3.81cm" svg:height="3.81cm" svg:x="24.85cm" svg:y="4.7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" xml:id="id68" draw:id="id68" draw:layer="layout" svg:width="1.905cm" svg:height="1.27cm" svg:x="25.945cm" svg:y="5.958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24.43cm" svg:y1="6.593cm" svg:x2="25.945cm" svg:y2="6.593cm" draw:start-shape="id67" draw:start-glue-point="1" draw:end-shape="id68" draw:end-glue-point="3" svg:d="M24430 6593h1515" svg:viewBox="0 0 1516 1">
          <text:p/>
        </draw:connector>
        <draw:frame draw:style-name="gr50" draw:text-style-name="P13" draw:layer="layout" svg:width="2.318cm" svg:height="0.725cm" svg:x="25.6cm" svg:y="4.767cm">
          <draw:text-box>
            <text:p><text:span text:style-name="T2">Resource</text:span></text:p>
          </draw:text-box>
        </draw:frame>
        <draw:custom-shape draw:style-name="gr18" draw:text-style-name="P9" draw:layer="layout" svg:width="3.538cm" svg:height="3.175cm" svg:x="17.3cm" svg:y="4.1cm">
          <text:p text:style-name="P1"><text:span text:style-name="T2">assignmen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9" draw:layer="layout" svg:width="3.538cm" svg:height="3.175cm" svg:x="17.85cm" svg:y="4.796cm">
          <text:p text:style-name="P1"><text:span text:style-name="T2">RBA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9" draw:layer="layout" svg:width="3.538cm" svg:height="3.175cm" svg:x="18.25cm" svg:y="5.5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mapp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1" draw:layer="layout" svg:x1="16.8cm" svg:y1="6.593cm" svg:x2="22.525cm" svg:y2="6.593cm" draw:start-shape="id65" draw:start-glue-point="1" draw:end-shape="id67" draw:end-glue-point="3" svg:d="M16800 6593h5725" svg:viewBox="0 0 5726 1">
          <text:p/>
        </draw:connector>
        <draw:custom-shape draw:style-name="gr10" draw:text-style-name="P5" draw:layer="layout" svg:width="5.715cm" svg:height="4.445cm" draw:transform="rotate (-1.5707963267949) translate (6.745cm 3.38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xml:id="id69" draw:id="id69" draw:layer="layout" svg:width="2.298cm" svg:height="1.27cm" svg:x="2.547cm" svg:y="5.958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4.845cm" svg:y1="6.593cm" svg:x2="7.726cm" svg:y2="6.593cm" draw:start-shape="id69" draw:start-glue-point="1" draw:end-shape="id66" draw:end-glue-point="3" svg:d="M4845 6593h2881" svg:viewBox="0 0 2882 1">
          <text:p/>
        </draw:connector>
        <draw:frame draw:style-name="gr50" draw:text-style-name="P13" draw:layer="layout" svg:width="2.318cm" svg:height="0.725cm" svg:x="2.232cm" svg:y="4.575cm">
          <draw:text-box>
            <text:p><text:span text:style-name="T2">Resource</text:span></text:p>
          </draw:text-box>
        </draw:frame>
      </draw:page>
      <draw:page draw:name="page10" draw:style-name="dp1" draw:master-page-name="Default">
        <draw:custom-shape draw:style-name="gr18" draw:text-style-name="P9" xml:id="id75" draw:id="id75" draw:layer="layout" svg:width="3.538cm" svg:height="3.175cm" svg:x="9.703cm" svg:y="7.985cm">
          <text:p text:style-name="P1"><text:span text:style-name="T2">schemaHandling</text:span></text:p>
          <text:p text:style-name="P1"><text:span text:style-name="T2">&lt;inbound&gt;</text:span><text:span text:style-name="T2"><text:line-break/></text:span><text:span text:style-name="T2">mapp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10" xml:id="id71" draw:id="id71" draw:layer="layout" svg:width="2.359cm" svg:height="4.717cm" svg:x="14.441cm" svg:y="7.41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1" xml:id="id70" draw:id="id70" draw:layer="layout" svg:width="3.84cm" svg:height="1.6cm" svg:x="13.7cm" svg:y="4.2cm">
          <text:p text:style-name="P1"><text:span text:style-name="T2">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svg:x1="15.62cm" svg:y1="5.8cm" svg:x2="15.62cm" svg:y2="7.41cm" draw:start-shape="id70" draw:start-glue-point="2" draw:end-shape="id71" draw:end-glue-point="0" svg:d="M15620 5800v1610" svg:viewBox="0 0 1 1611">
          <text:p/>
        </draw:connector>
        <draw:custom-shape draw:style-name="gr22" draw:text-style-name="P12" xml:id="id72" draw:id="id72" draw:layer="layout" svg:width="1.724cm" svg:height="2.54cm" svg:x="7.3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xml:id="id77" draw:id="id77" draw:layer="layout" svg:width="1.905cm" svg:height="2.54cm" svg:x="22.5cm" svg:y="8.498cm">
          <text:p text:style-name="P1"><text:span text:style-name="T2">Account</text:span><text:span text:style-name="T2"><text:line-break/></text:span><text:span text:style-name="T2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9.074cm" svg:y1="9.768cm" svg:x2="14.441cm" svg:y2="9.768cm" draw:start-shape="id72" draw:start-glue-point="1" draw:end-shape="id71" draw:end-glue-point="3" svg:d="M9074 9768h5367" svg:viewBox="0 0 5368 1">
          <text:p/>
        </draw:connector>
        <draw:custom-shape draw:style-name="gr49" draw:text-style-name="P29" draw:layer="layout" svg:width="3.81cm" svg:height="2.364cm" svg:x="8.62cm" svg:y="11.971cm">
          <text:p text:style-name="P28"><text:span text:style-name="T6">New Account Shadow is created, therefore it does not have an owner (yet).</text:span></text:p>
          <draw:enhanced-geometry svg:viewBox="0 0 21600 21600" draw:mirror-horizontal="false" draw:type="line-callout-2" draw:modifiers="-3672.73681448439 -6904.6934460888 -3048.06140523519 -463.493810178817 -1411.28312778798 5032.389006342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" draw:text-style-name="P29" draw:layer="layout" svg:width="5.715cm" svg:height="1.905cm" svg:x="19.485cm" svg:y="4.595cm">
          <text:p text:style-name="P28"><text:span text:style-name="T6">If user is created directly (e.g. from GUI), the &lt;inbound&gt; mapping is </text:span><text:span text:style-name="T7">not</text:span><text:span text:style-name="T6"> executed.</text:span></text:p>
          <draw:enhanced-geometry svg:viewBox="0 0 21600 21600" draw:mirror-horizontal="false" draw:type="line-callout-2" draw:modifiers="-6087.75367389783 1087.93284365163 -3226.60893524897 812.854122621565 -933.379986004199 6221.6159496327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51" draw:text-style-name="P27" draw:layer="layout" svg:width="6.687cm" svg:height="1.436cm" svg:x="1.298cm" svg:y="1.469cm">
          <draw:text-box>
            <text:p>Creation Scenario<text:line-break/><text:span text:style-name="T2">New </text:span><text:span text:style-name="T2">resource </text:span><text:span text:style-name="T2">account </text:span><text:span text:style-name="T2">is created</text:span></text:p>
          </draw:text-box>
        </draw:frame>
        <draw:custom-shape draw:style-name="gr52" draw:text-style-name="P12" xml:id="id73" draw:id="id73" draw:layer="layout" svg:width="3.175cm" svg:height="1.55cm" svg:x="14.325cm" svg:y="13.25cm">
          <text:p text:style-name="P1"><text:span text:style-name="T2">User</text:span><text:span text:style-name="T2"><text:line-break/></text:span><text:span text:style-name="T2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line-skew="0cm 0.211cm" svg:x1="17.5cm" svg:y1="14.025cm" svg:x2="16.199cm" svg:y2="12.099cm" draw:start-shape="id73" draw:start-glue-point="1" draw:end-shape="id71" draw:end-glue-point="7" svg:d="M17500 14025h501v-1125h-1802v-801" svg:viewBox="0 0 1803 1927">
          <text:p/>
        </draw:connector>
        <draw:custom-shape draw:style-name="gr53" draw:text-style-name="P9" draw:layer="layout" svg:width="3.538cm" svg:height="3.175cm" svg:x="7.622cm" svg:y="4.175cm">
          <text:p text:style-name="P1"><text:span text:style-name="T2">Correlation &amp;</text:span><text:span text:style-name="T2"><text:line-break/></text:span><text:span text:style-name="T2">confirmation</text:span><text:span text:style-name="T2"><text:line-break/></text:span><text:span text:style-name="T2">express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1" draw:layer="layout" svg:x1="8.212cm" svg:y1="8.498cm" svg:x2="9.86cm" svg:y2="2.753cm" draw:start-shape="id72" draw:start-glue-point="0" draw:end-shape="id74" draw:end-glue-point="3" svg:d="M8212 8498v-5745h1648" svg:viewBox="0 0 1649 5746">
          <text:p/>
        </draw:connector>
        <draw:custom-shape draw:style-name="gr49" draw:text-style-name="P29" draw:layer="layout" svg:width="4.417cm" svg:height="3.81cm" svg:x="1.635cm" svg:y="4.175cm">
          <text:p text:style-name="P28"><text:span text:style-name="T6">Correlation and confirmation expressions are executed, trying to find an owner for Account Shadow. Here we assume they fail and owner is not found.</text:span></text:p>
          <draw:enhanced-geometry svg:viewBox="0 0 21600 21600" draw:mirror-horizontal="false" draw:type="line-callout-2" draw:modifiers="30253.6894522408 -1496.30018367882 -1373.83431416931 -2023.40593020205 -1217.38343141693 3111.62424560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" draw:text-style-name="P29" draw:layer="layout" svg:width="5.08cm" svg:height="2.999cm" svg:x="19.07cm" svg:y="12.251cm">
          <text:p text:style-name="P28"><text:span text:style-name="T6">The user is created as specified by User Template. The template may include one or more accounts. Such account will be provisioned as the user object is created.</text:span></text:p>
          <draw:enhanced-geometry svg:viewBox="0 0 21600 21600" draw:mirror-horizontal="false" draw:type="line-callout-2" draw:modifiers="-8106.90808895887 3074.4 -3409.40759692974 1749.6 -1058.53178508168 3974.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" draw:text-style-name="P11" xml:id="id74" draw:id="id74" draw:layer="layout" svg:width="4.475cm" svg:height="1.573cm" svg:x="9.86cm" svg:y="1.967cm">
          <text:p text:style-name="P1"><text:span text:style-name="T2">Situation Response</text:span><text:span text:style-name="T2"><text:line-break/></text:span><text:span text:style-name="T2">(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line-skew="0.261cm -0.333cm" svg:x1="15.051cm" svg:y1="12.127cm" svg:x2="14.325cm" svg:y2="14.025cm" draw:start-shape="id71" draw:start-glue-point="6" draw:end-shape="id73" draw:end-glue-point="3" svg:d="M15051 12127v823h-1561v1075h835" svg:viewBox="0 0 1562 1899">
          <text:p/>
        </draw:connector>
        <draw:custom-shape draw:style-name="gr49" draw:text-style-name="P29" draw:layer="layout" svg:width="8.89cm" svg:height="1.905cm" svg:x="16.24cm" svg:y="1.635cm">
          <text:p text:style-name="P28"><text:span text:style-name="T6">New account has no owner, therefore create a new user as it is specified in the synchronization policy. Use appropriate user template for that.</text:span></text:p>
          <draw:enhanced-geometry svg:viewBox="0 0 21600 21600" draw:mirror-horizontal="false" draw:type="line-callout-2" draw:modifiers="-4173.74873467551 6357.60755508919 -1696.62838088181 4317.73347324239 -597.638060960522 6210.283315844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0" draw:text-style-name="P1" draw:layer="layout" draw:line-skew="1.288cm" svg:x1="12.097cm" svg:y1="3.54cm" svg:x2="11.472cm" svg:y2="7.985cm" draw:start-shape="id74" draw:start-glue-point="2" draw:end-shape="id75" draw:end-glue-point="4" svg:d="M12097 3540v3510h-625v935" svg:viewBox="0 0 626 4446">
          <text:p/>
        </draw:connector>
        <draw:custom-shape draw:style-name="gr10" draw:text-style-name="P5" draw:layer="layout" svg:width="5.715cm" svg:height="4.445cm" draw:transform="rotate (-1.5707963267949) translate (6.3cm 8.2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6" xml:id="id76" draw:id="id76" draw:layer="layout" svg:width="2.298cm" svg:height="1.27cm" svg:x="2.056cm" svg:y="10.85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3" draw:layer="layout" svg:width="2.318cm" svg:height="0.725cm" svg:x="1.854cm" svg:y="9.625cm">
          <draw:text-box>
            <text:p><text:span text:style-name="T2">Resource</text:span></text:p>
          </draw:text-box>
        </draw:frame>
        <draw:connector draw:style-name="gr20" draw:text-style-name="P1" draw:layer="layout" draw:line-skew="-0.803cm" svg:x1="4.354cm" svg:y1="11.485cm" svg:x2="7.35cm" svg:y2="9.768cm" draw:start-shape="id76" draw:start-glue-point="1" draw:end-shape="id72" draw:end-glue-point="3" svg:d="M4354 11485h696v-1717h2300" svg:viewBox="0 0 2997 1718">
          <text:p/>
        </draw:connector>
        <draw:custom-shape draw:style-name="gr10" draw:text-style-name="P5" draw:layer="layout" svg:width="3.81cm" svg:height="3.81cm" svg:x="24.64cm" svg:y="7.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6" xml:id="id78" draw:id="id78" draw:layer="layout" svg:width="1.905cm" svg:height="1.27cm" svg:x="25.735cm" svg:y="9.133cm">
          <text:p text:style-name="P1"><text:span text:style-name="T2">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3" draw:layer="layout" svg:width="2.318cm" svg:height="0.725cm" svg:x="25.39cm" svg:y="7.927cm">
          <draw:text-box>
            <text:p><text:span text:style-name="T2">Resource</text:span></text:p>
          </draw:text-box>
        </draw:frame>
        <draw:connector draw:style-name="gr20" draw:text-style-name="P1" draw:layer="layout" svg:x1="24.405cm" svg:y1="9.768cm" svg:x2="25.735cm" svg:y2="9.768cm" draw:start-shape="id77" draw:start-glue-point="1" draw:end-shape="id78" draw:end-glue-point="3" svg:d="M24405 9768h1330" svg:viewBox="0 0 1331 1">
          <text:p/>
        </draw:connector>
        <draw:custom-shape draw:style-name="gr18" draw:text-style-name="P9" draw:layer="layout" svg:width="3.538cm" svg:height="3.175cm" svg:x="17.162cm" svg:y="7.275cm">
          <text:p text:style-name="P1"><text:span text:style-name="T2">assignmen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9" draw:layer="layout" svg:width="3.538cm" svg:height="3.175cm" svg:x="17.712cm" svg:y="7.971cm">
          <text:p text:style-name="P1"><text:span text:style-name="T2">RBA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9" draw:layer="layout" svg:width="3.538cm" svg:height="3.175cm" svg:x="18.112cm" svg:y="8.675cm">
          <text:p text:style-name="P1"><text:span text:style-name="T2">schemaHandling</text:span></text:p>
          <text:p text:style-name="P1"><text:span text:style-name="T2">&lt;outbound&gt;</text:span><text:span text:style-name="T2"><text:line-break/></text:span><text:span text:style-name="T2">mappin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1" draw:layer="layout" svg:x1="16.8cm" svg:y1="9.768cm" svg:x2="22.5cm" svg:y2="9.768cm" draw:start-shape="id71" draw:start-glue-point="1" draw:end-shape="id77" draw:end-glue-point="3" svg:d="M16800 9768h5700" svg:viewBox="0 0 5701 1">
          <text:p/>
        </draw:connector>
      </draw:page>
      <draw:page draw:name="page11" draw:style-name="dp1" draw:master-page-name="Default">
        <draw:custom-shape draw:style-name="gr54" draw:text-style-name="P30" draw:layer="layout" svg:width="11.35cm" svg:height="8.45cm" svg:x="6.55cm" svg:y="2.9cm">
          <text:p text:style-name="P1"><text:span text:style-name="T8">Mapp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8.1cm" svg:height="2.2cm" svg:x="7.75cm" svg:y="6.45cm">
          <text:p text:style-name="P1"><text:span text:style-name="T9">Expression</text:span><text:span text:style-name="T2"><text:line-break/></text:span><text:span text:style-name="T4">scrip language = Groovy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6.25cm" svg:height="0.7cm" svg:x="8.675cm" svg:y="7.65cm">
          <text:p text:style-name="P1"><text:span text:style-name="T10">'emp#' + employeeNumb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5.6cm" svg:height="6.7cm" svg:x="18.35cm" svg:y="4.7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8">Account</text:span><text:span text:style-name="T8"><text:line-break/></text:span><text:span text:style-name="T8">Shadow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5cm" svg:height="5.4cm" svg:x="1.6cm" svg:y="2.8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8"/></text:p>
          <text:p text:style-name="P1"><text:span text:style-name="T8"/></text:p>
          <text:p text:style-name="P1"><text:span text:style-name="T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22" draw:layer="layout" svg:width="6.599cm" svg:height="1.599cm" svg:x="5.05cm" svg:y="4.8cm" svg:viewBox="0 0 6600 1600" draw:points="0,0 6550,50 6600,1600">
          <text:p/>
        </draw:polyline>
        <draw:custom-shape draw:style-name="gr33" draw:text-style-name="P18" draw:layer="layout" svg:width="5.5cm" svg:height="1.45cm" svg:x="5.6cm" svg:y="4.15cm">
          <text:p text:style-name="P1"><text:span text:style-name="T9">Source</text:span><text:span text:style-name="T2"><text:line-break/></text:span><text:span text:style-name="T4">path = $user/employeeNumber</text:span></text:p>
          <draw:enhanced-geometry svg:viewBox="0 0 21600 21600" draw:type="rectangle" draw:enhanced-path="M 0 0 L 21600 0 21600 21600 0 21600 0 0 Z N"/>
        </draw:custom-shape>
        <draw:polyline draw:style-name="gr57" draw:text-style-name="P22" draw:layer="layout" svg:width="8.149cm" svg:height="1.449cm" svg:x="11.75cm" svg:y="8.65cm" svg:viewBox="0 0 8150 1450" draw:points="0,0 0,1450 8150,1350">
          <text:p/>
        </draw:polyline>
        <draw:custom-shape draw:style-name="gr33" draw:text-style-name="P18" draw:layer="layout" svg:width="6.5cm" svg:height="1.45cm" svg:x="12.25cm" svg:y="9.25cm">
          <text:p text:style-name="P1"><text:span text:style-name="T9">Target</text:span><text:span text:style-name="T2"><text:line-break/></text:span><text:span text:style-name="T4">path = $account/attributes/description</text:span></text:p>
          <draw:enhanced-geometry svg:viewBox="0 0 21600 21600" draw:type="rectangle" draw:enhanced-path="M 0 0 L 21600 0 21600 21600 0 21600 0 0 Z N"/>
        </draw:custom-shape>
        <draw:frame draw:style-name="gr58" draw:text-style-name="P32" draw:layer="layout" svg:width="4.122cm" svg:height="1.841cm" svg:x="1.778cm" svg:y="3.05cm">
          <draw:text-box>
            <text:p><text:span text:style-name="T11">…</text:span><text:span text:style-name="T11"><text:line-break/></text:span><text:span text:style-name="T11">employeeTyp</text:span><text:span text:style-name="T11">e = “FTE”</text:span><text:span text:style-name="T11"><text:line-break/></text:span><text:span text:style-name="T12">employeeNu</text:span><text:span text:style-name="T12">mber = </text:span><text:span text:style-name="T12">“1234”</text:span><text:span text:style-name="T11"><text:line-break/></text:span><text:span text:style-name="T11">locality = </text:span><text:span text:style-name="T11">“Bratislava”</text:span><text:span text:style-name="T11"><text:line-break/></text:span><text:span text:style-name="T11">...</text:span></text:p>
          </draw:text-box>
        </draw:frame>
        <draw:frame draw:style-name="gr59" draw:text-style-name="P32" draw:layer="layout" svg:width="4.172cm" svg:height="2.159cm" svg:x="19.812cm" svg:y="8.842cm">
          <draw:text-box>
            <text:p><text:span text:style-name="T11">attributes:</text:span><text:span text:style-name="T11"><text:line-break/></text:span><text:span text:style-name="T11"> <text:s/>…</text:span><text:span text:style-name="T11"><text:line-break/></text:span><text:span text:style-name="T11"> <text:s/>cn = “Jack </text:span><text:span text:style-name="T11">Sparrow”</text:span><text:span text:style-name="T11"><text:line-break/></text:span><text:span text:style-name="T11"> <text:s/></text:span><text:span text:style-name="T12">description </text:span><text:span text:style-name="T12">= </text:span><text:span text:style-name="T12">“emp#1234”</text:span><text:span text:style-name="T11"><text:line-break/></text:span><text:span text:style-name="T11"> <text:s/>l = </text:span><text:span text:style-name="T11">“Bratislava”</text:span><text:span text:style-name="T11"><text:line-break/></text:span><text:span text:style-name="T11"> <text:s/>...</text:span></text:p>
          </draw:text-box>
        </draw:frame>
      </draw:page>
      <draw:page draw:name="page12" draw:style-name="dp1" draw:master-page-name="Default">
        <draw:custom-shape draw:style-name="gr54" draw:text-style-name="P30" draw:layer="layout" svg:width="11.35cm" svg:height="9.7cm" svg:x="6.55cm" svg:y="2.9cm">
          <text:p text:style-name="P1"><text:span text:style-name="T8">Mapping</text:span></text:p>
          <draw:enhanced-geometry svg:viewBox="0 0 21600 21600" draw:type="rectangle" draw:enhanced-path="M 0 0 L 21600 0 21600 21600 0 21600 0 0 Z N"/>
        </draw:custom-shape>
        <draw:custom-shape draw:style-name="gr55" draw:text-style-name="P18" draw:layer="layout" svg:width="8.1cm" svg:height="2.2cm" svg:x="7.95cm" svg:y="7.7cm">
          <text:p text:style-name="P1"><text:span text:style-name="T9">Expression</text:span><text:span text:style-name="T2"><text:line-break/></text:span><text:span text:style-name="T2">scrip </text:span><text:span text:style-name="T4">language = Groovy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6.25cm" svg:height="0.7cm" svg:x="8.875cm" svg:y="8.9cm">
          <text:p text:style-name="P1"><text:span text:style-name="T10">givenName + ' ' + familyNa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5.8cm" svg:height="5.45cm" svg:x="18.35cm" svg:y="7.2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8">User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.5cm" svg:height="5.4cm" svg:x="1.6cm" svg:y="2.85cm">
          <draw:glue-point draw:id="4" svg:x="-2.755cm" svg:y="-5.003cm"/>
          <draw:glue-point draw:id="5" svg:x="2.628cm" svg:y="-5.003cm"/>
          <draw:glue-point draw:id="6" svg:x="-2.416cm" svg:y="5.003cm" draw:escape-direction="down"/>
          <draw:glue-point draw:id="7" svg:x="2.458cm" svg:y="4.943cm" draw:escape-direction="down"/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8"/></text:p>
          <text:p text:style-name="P1"><text:span text:style-name="T8"/></text:p>
          <text:p text:style-name="P1"><text:span text:style-name="T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57" draw:text-style-name="P22" draw:layer="layout" svg:width="8.849cm" svg:height="3.149cm" svg:x="5.05cm" svg:y="4.8cm" svg:viewBox="0 0 8850 3150" draw:points="0,0 8800,50 8850,3150">
          <text:p/>
        </draw:polyline>
        <draw:custom-shape draw:style-name="gr33" draw:text-style-name="P18" draw:layer="layout" svg:width="4.2cm" svg:height="1.45cm" svg:x="5.6cm" svg:y="4.15cm">
          <text:p text:style-name="P1"><text:span text:style-name="T9">Source</text:span><text:span text:style-name="T2"><text:line-break/></text:span><text:span text:style-name="T4">path = $user/familyName</text:span></text:p>
          <draw:enhanced-geometry svg:viewBox="0 0 21600 21600" draw:type="rectangle" draw:enhanced-path="M 0 0 L 21600 0 21600 21600 0 21600 0 0 Z N"/>
        </draw:custom-shape>
        <draw:polyline draw:style-name="gr57" draw:text-style-name="P22" draw:layer="layout" svg:width="7.999cm" svg:height="1.499cm" svg:x="11.9cm" svg:y="9.8cm" svg:viewBox="0 0 8000 1500" draw:points="0,0 0,1500 8000,1450">
          <text:p/>
        </draw:polyline>
        <draw:custom-shape draw:style-name="gr33" draw:text-style-name="P18" draw:layer="layout" svg:width="5.6cm" svg:height="1.45cm" svg:x="13.15cm" svg:y="10.5cm">
          <text:p text:style-name="P1"><text:span text:style-name="T9">Target</text:span><text:span text:style-name="T2"><text:line-break/></text:span><text:span text:style-name="T4">path = $user/fullName</text:span></text:p>
          <draw:enhanced-geometry svg:viewBox="0 0 21600 21600" draw:type="rectangle" draw:enhanced-path="M 0 0 L 21600 0 21600 21600 0 21600 0 0 Z N"/>
        </draw:custom-shape>
        <draw:frame draw:style-name="gr60" draw:text-style-name="P32" draw:layer="layout" svg:width="3.842cm" svg:height="2.159cm" svg:x="1.778cm" svg:y="3.05cm">
          <draw:text-box>
            <text:p><text:span text:style-name="T11">…</text:span><text:span text:style-name="T11"><text:line-break/></text:span><text:span text:style-name="T11">name = “jack”</text:span><text:span text:style-name="T11"><text:line-break/></text:span><text:span text:style-name="T12">givenName = </text:span><text:span text:style-name="T12">“Jack”</text:span></text:p>
            <text:p><text:span text:style-name="T12">familyName </text:span><text:span text:style-name="T12">= “Sparrow”</text:span><text:span text:style-name="T11"><text:line-break/></text:span><text:span text:style-name="T11">locality = </text:span><text:span text:style-name="T11">“Caribbean”</text:span><text:span text:style-name="T11"><text:line-break/></text:span><text:span text:style-name="T11">...</text:span></text:p>
          </draw:text-box>
        </draw:frame>
        <draw:polyline draw:style-name="gr57" draw:text-style-name="P22" draw:layer="layout" svg:width="5.174cm" svg:height="1.599cm" svg:x="4.975cm" svg:y="6.5cm" svg:viewBox="0 0 5175 1600" draw:points="0,0 5175,50 5175,1600">
          <text:p/>
        </draw:polyline>
        <draw:custom-shape draw:style-name="gr33" draw:text-style-name="P18" draw:layer="layout" svg:width="4.2cm" svg:height="1.45cm" svg:x="5.525cm" svg:y="5.85cm">
          <text:p text:style-name="P1"><text:span text:style-name="T9">Source</text:span><text:span text:style-name="T2"><text:line-break/></text:span><text:span text:style-name="T4">path = $user/givenName</text:span></text:p>
          <draw:enhanced-geometry svg:viewBox="0 0 21600 21600" draw:type="rectangle" draw:enhanced-path="M 0 0 L 21600 0 21600 21600 0 21600 0 0 Z N"/>
        </draw:custom-shape>
        <draw:frame draw:style-name="gr61" draw:text-style-name="P32" draw:layer="layout" svg:width="4.155cm" svg:height="2.477cm" svg:x="19.9cm" svg:y="9.75cm">
          <draw:text-box>
            <text:p><text:span text:style-name="T11">…</text:span><text:span text:style-name="T11"><text:line-break/></text:span><text:span text:style-name="T11">name = “jack”</text:span><text:span text:style-name="T11"><text:line-break/></text:span><text:span text:style-name="T13">givenName = </text:span><text:span text:style-name="T13">“Jack”</text:span></text:p>
            <text:p><text:span text:style-name="T13">familyName = </text:span><text:span text:style-name="T13">“Sparrow”</text:span><text:span text:style-name="T12"><text:line-break/></text:span><text:span text:style-name="T12">fullName = </text:span><text:span text:style-name="T12">“Jack </text:span><text:span text:style-name="T12">Sparrow”</text:span><text:span text:style-name="T11"><text:line-break/></text:span><text:span text:style-name="T11">locality = </text:span><text:span text:style-name="T11">“Caribbean”</text:span><text:span text:style-name="T11"><text:line-break/></text:span><text:span text:style-name="T11">...</text:span></text:p>
          </draw:text-box>
        </draw:frame>
        <draw:frame draw:style-name="gr62" draw:text-style-name="P32" draw:layer="layout" svg:width="3.059cm" svg:height="0.887cm" svg:x="9.941cm" svg:y="5.563cm">
          <draw:text-box>
            <text:p><text:span text:style-name="T11">Expression </text:span><text:span text:style-name="T11">variable:</text:span><text:span text:style-name="T11"><text:line-break/></text:span><text:span text:style-name="T11">givenName = </text:span><text:span text:style-name="T11">“Jack”</text:span></text:p>
          </draw:text-box>
        </draw:frame>
        <draw:frame draw:style-name="gr63" draw:text-style-name="P32" draw:layer="layout" svg:width="3.563cm" svg:height="0.887cm" svg:x="13.937cm" svg:y="5.563cm">
          <draw:text-box>
            <text:p><text:span text:style-name="T11">Expression </text:span><text:span text:style-name="T11">variable:</text:span><text:span text:style-name="T11"><text:line-break/></text:span><text:span text:style-name="T11">familyName = </text:span><text:span text:style-name="T11">“Sparrow”</text:span></text:p>
          </draw:text-box>
        </draw:frame>
        <draw:frame draw:style-name="gr64" draw:text-style-name="P34" draw:layer="layout" svg:width="1.907cm" svg:height="1.205cm" svg:x="9.893cm" svg:y="10.345cm">
          <draw:text-box>
            <text:p text:style-name="P33"><text:span text:style-name="T11">Expression</text:span><text:span text:style-name="T11"><text:line-break/></text:span><text:span text:style-name="T11">return</text:span><text:span text:style-name="T11"><text:line-break/></text:span><text:span text:style-name="T11">value</text:span></text:p>
          </draw:text-box>
        </draw:frame>
      </draw:page>
      <draw:page draw:name="page13" draw:style-name="dp1" draw:master-page-name="Default">
        <draw:custom-shape draw:style-name="gr65" draw:text-style-name="P10" xml:id="id80" draw:id="id80" draw:layer="layout" svg:width="5.609cm" svg:height="3.066cm" svg:x="20.402cm" svg:y="5.3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2" xml:id="id79" draw:id="id79" draw:layer="layout" svg:width="5.215cm" svg:height="3.078cm" svg:x="1.652cm" svg:y="5.372cm">
          <text:p text:style-name="P1"><text:span text:style-name="T2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2" draw:layer="layout" svg:width="4.862cm" svg:height="2.159cm" svg:x="20.649cm" svg:y="6.157cm">
          <draw:text-box>
            <text:p><text:span text:style-name="T11">name = “jack”</text:span><text:span text:style-name="T11"><text:line-break/></text:span><text:span text:style-name="T13">givenName = </text:span><text:span text:style-name="T13">“Jack”</text:span></text:p>
            <text:p><text:span text:style-name="T13">familyName = </text:span><text:span text:style-name="T13">“Sparrow”</text:span><text:span text:style-name="T11"><text:line-break/></text:span><text:span text:style-name="T12">employeeNu</text:span><text:span text:style-name="T12">mber = </text:span><text:span text:style-name="T12">“emp#1234”</text:span><text:span text:style-name="T11"><text:line-break/></text:span><text:span text:style-name="T11">location = </text:span><text:span text:style-name="T11">“Bratislava”</text:span><text:span text:style-name="T11"><text:line-break/></text:span><text:span text:style-name="T11">...</text:span></text:p>
          </draw:text-box>
        </draw:frame>
        <draw:frame draw:style-name="gr67" draw:text-style-name="P32" draw:layer="layout" svg:width="5.023cm" svg:height="2.159cm" svg:x="1.799cm" svg:y="6.1cm">
          <draw:text-box>
            <text:p><text:span text:style-name="T11">attributes:</text:span><text:span text:style-name="T11"><text:line-break/></text:span><text:span text:style-name="T11"> <text:s/>…</text:span><text:span text:style-name="T11"><text:line-break/></text:span><text:span text:style-name="T11"> <text:s/>uid = </text:span><text:span text:style-name="T11">“jsparrow”</text:span><text:span text:style-name="T11"><text:line-break/></text:span><text:span text:style-name="T11"> <text:s/></text:span><text:span text:style-name="T12">employeeNu</text:span><text:span text:style-name="T12">mber = </text:span><text:span text:style-name="T12">“emp#1234”</text:span><text:span text:style-name="T11"><text:line-break/></text:span><text:span text:style-name="T11"> <text:s/>l = </text:span><text:span text:style-name="T11">“Bratislava”</text:span><text:span text:style-name="T11"><text:line-break/></text:span><text:span text:style-name="T11"> <text:s/>...</text:span></text:p>
          </draw:text-box>
        </draw:frame>
        <draw:custom-shape draw:style-name="gr68" draw:text-style-name="P35" draw:layer="layout" svg:width="5.215cm" svg:height="3.078cm" svg:x="1.651cm" svg:y="1.772cm">
          <text:p text:style-name="P1"><text:span text:style-name="T14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5" draw:layer="layout" svg:width="5.215cm" svg:height="3.078cm" svg:x="1.65cm" svg:y="9.022cm">
          <text:p text:style-name="P1"><text:span text:style-name="T14">Account 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draw:layer="layout" svg:width="5.609cm" svg:height="3.066cm" svg:x="20.401cm" svg:y="1.75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2" draw:layer="layout" svg:width="4.862cm" svg:height="2.159cm" svg:x="20.648cm" svg:y="2.607cm">
          <draw:text-box>
            <text:p><text:span text:style-name="T11">name = “jim”</text:span><text:span text:style-name="T11"><text:line-break/></text:span><text:span text:style-name="T13">givenName = </text:span><text:span text:style-name="T13">“Jim”</text:span></text:p>
            <text:p><text:span text:style-name="T13">familyName = </text:span><text:span text:style-name="T13">“Sparrow”</text:span><text:span text:style-name="T11"><text:line-break/></text:span><text:span text:style-name="T12">employeeNu</text:span><text:span text:style-name="T12">mber = </text:span><text:span text:style-name="T12">“emp#5462”</text:span><text:span text:style-name="T11"><text:line-break/></text:span><text:span text:style-name="T11">location = </text:span><text:span text:style-name="T11">“Bratislava”</text:span><text:span text:style-name="T11"><text:line-break/></text:span><text:span text:style-name="T11">...</text:span></text:p>
          </draw:text-box>
        </draw:frame>
        <draw:custom-shape draw:style-name="gr65" draw:text-style-name="P10" draw:layer="layout" svg:width="5.609cm" svg:height="3.066cm" svg:x="20.4cm" svg:y="8.934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2" draw:layer="layout" svg:width="4.862cm" svg:height="2.159cm" svg:x="20.647cm" svg:y="9.791cm">
          <draw:text-box>
            <text:p><text:span text:style-name="T11">name = “joe”</text:span><text:span text:style-name="T11"><text:line-break/></text:span><text:span text:style-name="T13">givenName = </text:span><text:span text:style-name="T13">“Joe”</text:span></text:p>
            <text:p><text:span text:style-name="T13">familyName = </text:span><text:span text:style-name="T13">“Sparrow”</text:span><text:span text:style-name="T11"><text:line-break/></text:span><text:span text:style-name="T12">employeeNu</text:span><text:span text:style-name="T12">mber = </text:span><text:span text:style-name="T12">“emp#8755”</text:span><text:span text:style-name="T11"><text:line-break/></text:span><text:span text:style-name="T11">location = </text:span><text:span text:style-name="T11">“Bratislava”</text:span><text:span text:style-name="T11"><text:line-break/></text:span><text:span text:style-name="T11">...</text:span></text:p>
          </draw:text-box>
        </draw:frame>
        <draw:connector draw:style-name="gr69" draw:text-style-name="P22" draw:layer="layout" draw:type="line" svg:x1="6.867cm" svg:y1="6.911cm" svg:x2="20.402cm" svg:y2="6.833cm" draw:start-shape="id79" draw:start-glue-point="1" draw:end-shape="id80" draw:end-glue-point="3" svg:d="M6867 6911l13535-78" svg:viewBox="0 0 13536 79">
          <text:p/>
        </draw:connector>
        <draw:custom-shape draw:style-name="gr70" draw:text-style-name="P9" draw:layer="layout" svg:width="6.6cm" svg:height="4.75cm" svg:x="7.6cm" svg:y="4.65cm">
          <text:p text:style-name="P1"><text:span text:style-name="T2">Correlation 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1" draw:text-style-name="P36" draw:layer="layout" svg:width="6.5cm" svg:height="3.431cm" svg:x="7.7cm" svg:y="5.401cm">
          <draw:text-box>
            <text:p><text:span text:style-name="T15">&lt;correlation&gt;</text:span></text:p>
            <text:p><text:span text:style-name="T15"><text:s text:c="2"/></text:span><text:span text:style-name="T15">&lt;q:equal&gt;</text:span></text:p>
            <text:p><text:span text:style-name="T15"><text:s text:c="4"/></text:span><text:span text:style-name="T15">&lt;q:path&gt;</text:span><text:span text:style-name="T16">empl</text:span><text:span text:style-name="T16">oyeeNumber</text:span><text:span text:style-name="T15">&lt;/q:path&gt;</text:span></text:p>
            <text:p><text:span text:style-name="T15"><text:s text:c="4"/></text:span><text:span text:style-name="T15">&lt;expression&gt;</text:span></text:p>
            <text:p><text:span text:style-name="T15"><text:s text:c="6"/></text:span><text:span text:style-name="T15">&lt;path&gt;</text:span></text:p>
            <text:p><text:span text:style-name="T15"><text:s text:c="8"/></text:span><text:span text:style-name="T16">$account/att</text:span><text:span text:style-name="T16">ributes/ri:em</text:span><text:span text:style-name="T16">ployeeNumb</text:span><text:span text:style-name="T16">er</text:span></text:p>
            <text:p><text:span text:style-name="T15"><text:s text:c="6"/></text:span><text:span text:style-name="T15">&lt;/path&gt;</text:span></text:p>
            <text:p><text:span text:style-name="T15"><text:s text:c="4"/></text:span><text:span text:style-name="T15">&lt;/expression&gt;</text:span></text:p>
            <text:p><text:span text:style-name="T15"><text:s text:c="2"/></text:span><text:span text:style-name="T15">&lt;/q:equal&gt;</text:span></text:p>
            <text:p><text:span text:style-name="T15">&lt;/correlation&gt;</text:span></text:p>
          </draw:text-box>
        </draw:frame>
        <draw:frame draw:style-name="gr72" draw:text-style-name="P36" draw:layer="layout" svg:width="5.85cm" svg:height="2.2cm" svg:x="14.75cm" svg:y="6.85cm">
          <draw:text-box>
            <text:p><text:span text:style-name="T15">&lt;correlation&gt;</text:span></text:p>
            <text:p><text:span text:style-name="T15"><text:s text:c="2"/></text:span><text:span text:style-name="T15">&lt;q:equal&gt;</text:span></text:p>
            <text:p><text:span text:style-name="T15"><text:s text:c="4"/></text:span><text:span text:style-name="T15">&lt;q:path&gt;</text:span><text:span text:style-name="T16">empl</text:span><text:span text:style-name="T16">oyeeNumber</text:span><text:span text:style-name="T15">&lt;/q:path&gt;</text:span></text:p>
            <text:p><text:span text:style-name="T15"><text:s text:c="4"/></text:span><text:span text:style-name="T15">&lt;q:value&gt;</text:span><text:span text:style-name="T16">em</text:span><text:span text:style-name="T16">p#1234</text:span><text:span text:style-name="T15">&lt;/q:val</text:span><text:span text:style-name="T15">ue&gt;</text:span></text:p>
            <text:p><text:span text:style-name="T15"><text:s text:c="2"/></text:span><text:span text:style-name="T15">&lt;/q:equal&gt;</text:span></text:p>
            <text:p><text:span text:style-name="T15">&lt;/correlation&gt;</text:span></text:p>
          </draw:text-box>
        </draw:frame>
        <draw:frame draw:style-name="gr73" draw:text-style-name="P37" draw:layer="layout" svg:width="2.7cm" svg:height="0.645cm" svg:x="14.8cm" svg:y="6.255cm">
          <draw:text-box>
            <text:p><text:span text:style-name="T17">Search </text:span><text:span text:style-name="T17">users</text:span></text:p>
          </draw:text-box>
        </draw:frame>
        <draw:path draw:style-name="gr74" draw:text-style-name="P22" draw:layer="layout" svg:width="6.111cm" svg:height="3.911cm" draw:transform="rotate (-2.76599779856061) translate (13.0205653506762cm 9.09698311016095cm)" svg:viewBox="0 0 6112 3912" svg:d="M0 1555c1701-3360 6069-670 6112 2357">
          <text:p/>
        </draw:path>
        <draw:path draw:style-name="gr74" draw:text-style-name="P22" draw:layer="layout" svg:width="11.605cm" svg:height="5.787cm" draw:transform="rotate (-2.76599779856061) translate (24.35cm 7.05cm)" svg:viewBox="0 0 11606 5788" svg:d="M11606 5597c-1777 1235-11384-3843-11606-5597">
          <text:p/>
        </draw:path>
      </draw:page>
      <draw:page draw:name="page14" draw:style-name="dp1" draw:master-page-name="Default">
        <draw:custom-shape draw:style-name="gr65" draw:text-style-name="P10" xml:id="id84" draw:id="id84" draw:layer="layout" svg:width="2.448cm" svg:height="1.912cm" svg:x="12.552cm" svg:y="5.951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2" xml:id="id81" draw:id="id81" draw:layer="layout" svg:width="2.449cm" svg:height="2.006cm" svg:x="3.801cm" svg:y="5.904cm">
          <text:p text:style-name="P1"><text:span text:style-name="T2">Account </text:span></text:p>
          <text:p text:style-name="P1"><text:span text:style-name="T2">Shad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5" draw:layer="layout" svg:width="2.448cm" svg:height="2.006cm" svg:x="3.801cm" svg:y="3.571cm">
          <text:p text:style-name="P1"><text:span text:style-name="T14">Account </text:span></text:p>
          <text:p text:style-name="P1"><text:span text:style-name="T14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5" draw:layer="layout" svg:width="2.449cm" svg:height="2.006cm" svg:x="3.8cm" svg:y="8.295cm">
          <text:p text:style-name="P1"><text:span text:style-name="T14">Account </text:span></text:p>
          <text:p text:style-name="P1"><text:span text:style-name="T14">Shad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xml:id="id83" draw:id="id83" draw:layer="layout" svg:width="2.447cm" svg:height="1.913cm" svg:x="12.552cm" svg:y="3.678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xml:id="id85" draw:id="id85" draw:layer="layout" svg:width="2.448cm" svg:height="1.913cm" svg:x="12.551cm" svg:y="8.159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5" draw:text-style-name="P22" xml:id="id82" draw:id="id82" draw:layer="layout" draw:type="line" svg:x1="6.25cm" svg:y1="6.907cm" svg:x2="11.138cm" svg:y2="6.913cm" draw:start-shape="id81" draw:start-glue-point="1" svg:d="M6250 6907l4888 6" svg:viewBox="0 0 4889 7">
          <text:p/>
        </draw:connector>
        <draw:custom-shape draw:style-name="gr70" draw:text-style-name="P9" draw:layer="layout" svg:width="2.7cm" svg:height="2cm" svg:x="6.9cm" svg:y="5.907cm">
          <text:p text:style-name="P1"><text:span text:style-name="T2">Correl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6" draw:text-style-name="P37" draw:layer="layout" svg:width="2.7cm" svg:height="1.039cm" svg:x="9.75cm" svg:y="5.8cm">
          <draw:text-box>
            <text:p><text:span text:style-name="T17">Search</text:span></text:p>
            <text:p><text:span text:style-name="T17">users</text:span></text:p>
          </draw:text-box>
        </draw:frame>
        <draw:connector draw:style-name="gr69" draw:text-style-name="P22" draw:layer="layout" draw:type="line" svg:x1="11.138cm" svg:y1="6.913cm" svg:x2="12.552cm" svg:y2="4.634cm" draw:start-shape="id82" draw:start-glue-point="3" draw:end-shape="id83" draw:end-glue-point="3" svg:d="M11138 6913l1414-2279" svg:viewBox="0 0 1415 2280">
          <text:p/>
        </draw:connector>
        <draw:connector draw:style-name="gr69" draw:text-style-name="P22" draw:layer="layout" draw:type="line" svg:x1="11.138cm" svg:y1="6.913cm" svg:x2="12.552cm" svg:y2="6.907cm" draw:start-shape="id82" draw:start-glue-point="3" draw:end-shape="id84" draw:end-glue-point="3" svg:d="M11138 6913l1414-6" svg:viewBox="0 0 1415 7">
          <text:p/>
        </draw:connector>
        <draw:connector draw:style-name="gr69" draw:text-style-name="P22" draw:layer="layout" draw:type="line" svg:x1="11.138cm" svg:y1="6.913cm" svg:x2="12.551cm" svg:y2="9.115cm" draw:start-shape="id82" draw:start-glue-point="3" draw:end-shape="id85" svg:d="M11138 6913l1413 2202" svg:viewBox="0 0 1414 2203">
          <text:p/>
        </draw:connector>
        <draw:custom-shape draw:style-name="gr68" draw:text-style-name="P38" draw:layer="layout" svg:width="2.448cm" svg:height="1.913cm" svg:x="12.551cm" svg:y="10.487cm">
          <text:p text:style-name="P1"><text:span text:style-name="T1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8" draw:layer="layout" svg:width="2.448cm" svg:height="1.913cm" svg:x="12.55cm" svg:y="1.387cm">
          <text:p text:style-name="P1"><text:span text:style-name="T18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xml:id="id86" draw:id="id86" draw:layer="layout" svg:width="2.448cm" svg:height="1.912cm" svg:x="19.9cm" svg:y="5.951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22" draw:layer="layout" draw:type="line" svg:x1="15cm" svg:y1="6.907cm" svg:x2="19.9cm" svg:y2="6.907cm" draw:start-shape="id84" draw:start-glue-point="1" draw:end-shape="id86" svg:d="M15000 6907h4900" svg:viewBox="0 0 4901 1">
          <text:p/>
        </draw:connector>
        <draw:connector draw:style-name="gr69" draw:text-style-name="P22" draw:layer="layout" draw:type="line" svg:x1="14.999cm" svg:y1="4.634cm" svg:x2="19.438cm" svg:y2="4.673cm" draw:start-shape="id83" draw:start-glue-point="1" svg:d="M14999 4634l4439 39" svg:viewBox="0 0 4440 40">
          <text:p/>
        </draw:connector>
        <draw:custom-shape draw:style-name="gr77" draw:text-style-name="P39" draw:layer="layout" svg:width="1.05cm" svg:height="1.05cm" draw:transform="rotate (-0.785398163397448) translate (19.942cm 3.9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23.501427212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9" draw:text-style-name="P22" draw:layer="layout" draw:type="line" svg:x1="15.015cm" svg:y1="9.134cm" svg:x2="19.454cm" svg:y2="9.173cm" svg:d="M15015 9134l4439 39" svg:viewBox="0 0 4440 40">
          <text:p/>
        </draw:connector>
        <draw:custom-shape draw:style-name="gr77" draw:text-style-name="P39" draw:layer="layout" svg:width="1.05cm" svg:height="1.05cm" draw:transform="rotate (-0.785398163397448) translate (19.958cm 8.4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23.5014272121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2.7cm" svg:height="2cm" svg:x="15.8cm" svg:y="3.7cm">
          <text:p text:style-name="P1"><text:span text:style-name="T2">Confirm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9" draw:layer="layout" svg:width="2.7cm" svg:height="2cm" svg:x="15.799cm" svg:y="6cm">
          <text:p text:style-name="P1"><text:span text:style-name="T2">Confirm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9" draw:layer="layout" svg:width="2.7cm" svg:height="2cm" svg:x="15.798cm" svg:y="8.3cm">
          <text:p text:style-name="P1"><text:span text:style-name="T2">Confirmation </text:span></text:p>
          <text:p text:style-name="P1"><text:span text:style-name="T2">expressio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path draw:style-name="gr78" draw:text-style-name="P22" draw:layer="layout" svg:width="16.601cm" svg:height="12.349cm" draw:transform="rotate (-0.581020107988913) translate (8.69200017877886cm -0.307071963790401cm)" svg:viewBox="0 0 16602 12350" svg:d="M0 9459c1085 9396 21072-6897 15681-9459">
          <text:p/>
        </draw:path>
        <draw:frame draw:style-name="gr79" draw:text-style-name="P40" draw:layer="layout" svg:width="1.281cm" svg:height="0.725cm" svg:x="16.619cm" svg:y="11.55cm">
          <draw:text-box>
            <text:p><text:span text:style-name="T19">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9-12-20T10:22:03.601009385</dc:date>
    <meta:editing-duration>PT13H16M5S</meta:editing-duration>
    <meta:editing-cycles>98</meta:editing-cycles>
    <meta:generator>LibreOffice/6.0.7.3$Linux_X86_64 LibreOffice_project/00m0$Build-3</meta:generator>
    <meta:document-statistic meta:object-count="288"/>
  </office:meta>
</office:document-meta>
</file>